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7.269cm"/>
    </style:style>
    <style:style style:name="co7" style:family="table-column">
      <style:table-column-properties fo:break-before="auto" style:column-width="4.246cm"/>
    </style:style>
    <style:style style:name="co8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fo:font-weight="bold" style:font-name-asian="標楷體" style:font-size-asian="14pt" style:font-weight-asian="bold" style:font-weight-complex="bold"/>
    </style:style>
    <style:style style:name="ce2" style:family="table-cell" style:parent-style-name="Default">
      <style:text-properties style:font-name="標楷體" fo:font-size="14pt" style:font-name-asian="標楷體" style:font-size-asian="14pt"/>
    </style:style>
    <style:style style:name="ce3" style:family="table-cell" style:parent-style-name="Default">
      <style:text-properties style:font-name-asian="Arial" style:font-size-asian="14pt"/>
    </style:style>
    <style:style style:name="ce4" style:family="table-cell" style:parent-style-name="Default">
      <style:text-properties fo:font-size="14pt" style:font-name-asian="標楷體"/>
    </style:style>
    <style:style style:name="ce5" style:family="table-cell" style:parent-style-name="Default" style:data-style-name="N11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7" style:family="table-cell" style:parent-style-name="Default" style:data-style-name="N36">
      <style:text-properties fo:font-size="14pt" style:font-name-asian="Arial"/>
    </style:style>
    <style:style style:name="ce8" style:family="table-cell" style:parent-style-name="Default" style:data-style-name="N36"/>
    <style:style style:name="ce9" style:family="table-cell" style:parent-style-name="Default">
      <style:text-properties fo:font-size="14pt" style:font-name-asian="Arial"/>
    </style:style>
    <style:style style:name="ce10" style:family="table-cell" style:parent-style-name="Default" style:data-style-name="N11">
      <style:text-properties fo:font-size="14pt" style:font-name-asian="Arial"/>
    </style:style>
    <style:style style:name="ce11" style:family="table-cell" style:parent-style-name="Default">
      <style:text-properties fo:font-size="14pt" style:font-name-asian="標楷體" style:font-size-asian="12pt"/>
    </style:style>
    <style:style style:name="ce12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1" table:number-columns-repeated="253" table:default-cell-style-name="ce3"/>
        <table:table-row table:style-name="ro2">
          <table:table-cell table:style-name="ce1" office:value-type="string">
            <text:p>項目</text:p>
          </table:table-cell>
          <table:table-cell table:style-name="ce1" office:value-type="string">
            <text:p>下限</text:p>
          </table:table-cell>
          <table:table-cell table:style-name="ce1" office:value-type="string">
            <text:p>上限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table:number-columns-repeated="248"/>
        </table:table-row>
        <table:table-row table:style-name="ro2">
          <table:table-cell table:style-name="ce2" office:value-type="string">
            <text:p>收縮壓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Default" table:number-columns-repeated="4"/>
          <table:table-cell table:style-name="ce2" table:number-columns-repeated="248"/>
        </table:table-row>
        <table:table-row table:style-name="ro3">
          <table:table-cell table:style-name="ce2" office:value-type="string">
            <text:p>舒張壓</text:p>
          </table:table-cell>
          <table:table-cell table:style-name="ce2" office:value-type="float" office:value="80">
            <text:p>80</text:p>
          </table:table-cell>
          <table:table-cell table:style-name="ce2"/>
          <table:table-cell/>
          <table:table-cell table:style-name="Default"/>
          <table:table-cell/>
          <table:table-cell table:style-name="Default"/>
          <table:table-cell table:number-columns-repeated="248"/>
        </table:table-row>
        <table:table-row table:style-name="ro3">
          <table:table-cell table:style-name="ce2" office:value-type="string">
            <text:p>脈壓差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心跳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腰圍</text:p>
          </table:table-cell>
          <table:table-cell table:style-name="ce2"/>
          <table:table-cell table:style-name="ce2" office:value-type="float" office:value="90">
            <text:p>9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體重</text:p>
          </table:table-cell>
          <table:table-cell table:style-name="ce2" office:value-type="float" office:value="64.89">
            <text:p>64.89</text:p>
          </table:table-cell>
          <table:table-cell table:style-name="ce2" office:value-type="float" office:value="79.31">
            <text:p>79.31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MI</text:p>
          </table:table-cell>
          <table:table-cell table:style-name="ce2" table:number-columns-repeated="2"/>
          <table:table-cell table:number-columns-repeated="252"/>
        </table:table-row>
        <table:table-row table:style-name="ro3">
          <table:table-cell table:style-name="Default" office:value-type="string">
            <text:p>體脂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3">
            <text:p>23</text:p>
          </table:table-cell>
          <table:table-cell table:number-columns-repeated="252"/>
        </table:table-row>
        <table:table-row table:style-name="ro3">
          <table:table-cell table:style-name="ce2" table:number-columns-repeated="3"/>
          <table:table-cell table:number-columns-repeated="252"/>
        </table:table-row>
        <table:table-row table:style-name="ro3">
          <table:table-cell table:style-name="ce2" office:value-type="string">
            <text:p>正常收縮壓比例</text:p>
          </table:table-cell>
          <table:table-cell table:style-name="ce5" table:formula="of:=COUNTIF([基礎健康紀錄表.$P2:基礎健康紀錄表.$P52];1)/COUNTIF([基礎健康紀錄表.$P2:基礎健康紀錄表.$P52];&quot;&gt;-1&quot;)" office:value-type="percentage" office:value="0.156862745098039">
            <text:p>15.69%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string">
            <text:p>正常脈壓差比例</text:p>
          </table:table-cell>
          <table:table-cell table:style-name="ce5" table:formula="of:=COUNTIF([基礎健康紀錄表.$Q3:基礎健康紀錄表.$Q52];1)/COUNTIF([基礎健康紀錄表.$Q3:基礎健康紀錄表.$Q52];&quot;&gt;-1&quot;)" office:value-type="percentage" office:value="0.58">
            <text:p>58.00%</text:p>
          </table:table-cell>
          <table:table-cell table:style-name="ce2"/>
          <table:table-cell table:number-columns-repeated="252"/>
        </table:table-row>
        <table:table-row table:style-name="ro3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3">
          <table:table-cell office:value-type="string">
            <text:p>鉀</text:p>
          </table:table-cell>
          <table:table-cell table:style-name="ce2" office:value-type="string">
            <text:p>2000mg/day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收縮壓</text:p>
          </table:table-cell>
          <table:table-cell table:style-name="ce2" table:formula="of:=AVERAGE([基礎健康紀錄表.B2:基礎健康紀錄表.B52])" office:value-type="float" office:value="129.06">
            <text:p>129.06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舒張壓</text:p>
          </table:table-cell>
          <table:table-cell table:style-name="ce2" table:formula="of:=AVERAGE([基礎健康紀錄表.C2:基礎健康紀錄表.C52])" office:value-type="float" office:value="69.66">
            <text:p>69.66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心跳</text:p>
          </table:table-cell>
          <table:table-cell table:style-name="ce2" table:formula="of:=AVERAGE([基礎健康紀錄表.D2:基礎健康紀錄表.D39])" office:value-type="float" office:value="72.7027027027027">
            <text:p>72.7</text:p>
          </table:table-cell>
          <table:table-cell table:style-name="ce2"/>
          <table:table-cell table:number-columns-repeated="252"/>
        </table:table-row>
        <table:table-row table:style-name="ro3">
          <table:table-cell/>
          <table:table-cell table:style-name="ce2" table:number-columns-repeated="2"/>
          <table:table-cell table:number-columns-repeated="252"/>
        </table:table-row>
        <table:table-row table:style-name="ro3" table:number-rows-repeated="2">
          <table:table-cell table:style-name="Default" table:number-columns-repeated="2"/>
          <table:table-cell table:style-name="ce2"/>
          <table:table-cell table:number-columns-repeated="252"/>
        </table:table-row>
        <table:table-row table:style-name="ro3">
          <table:table-cell table:style-name="Default"/>
          <table:table-cell table:style-name="ce2" table:number-columns-repeated="2"/>
          <table:table-cell table:number-columns-repeated="252"/>
        </table:table-row>
        <table:table-row table:style-name="ro3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3" table:number-rows-repeated="65505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4" table:default-cell-style-name="ce8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ce11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1" table:default-cell-style-name="Default"/>
        <table:table-row table:style-name="ro2">
          <table:table-cell table:style-name="ce6" office:value-type="string">
            <text:p>日期</text:p>
          </table:table-cell>
          <table:table-cell table:style-name="ce2" office:value-type="string">
            <text:p>收縮壓</text:p>
          </table:table-cell>
          <table:table-cell table:style-name="ce2" office:value-type="string">
            <text:p>舒張壓</text:p>
          </table:table-cell>
          <table:table-cell table:style-name="ce2" office:value-type="string">
            <text:p>心跳</text:p>
          </table:table-cell>
          <table:table-cell table:style-name="ce2" office:value-type="string">
            <text:p>脈壓差</text:p>
          </table:table-cell>
          <table:table-cell table:style-name="ce2" office:value-type="string">
            <text:p>腰圍</text:p>
          </table:table-cell>
          <table:table-cell table:style-name="ce2" office:value-type="string">
            <text:p>體重</text:p>
          </table:table-cell>
          <table:table-cell table:style-name="ce2" office:value-type="string">
            <text:p>BMI</text:p>
          </table:table-cell>
          <table:table-cell table:style-name="ce2" office:value-type="string">
            <text:p>體脂</text:p>
          </table:table-cell>
          <table:table-cell/>
          <table:table-cell table:style-name="ce2" table:number-columns-repeated="5"/>
          <table:table-cell table:style-name="ce2" office:value-type="string">
            <text:p>收縮壓正常否</text:p>
          </table:table-cell>
          <table:table-cell table:style-name="ce2" office:value-type="string">
            <text:p>脈壓差正常否</text:p>
          </table:table-cell>
          <table:table-cell table:style-name="ce2" table:number-columns-repeated="241"/>
        </table:table-row>
        <table:table-row table:style-name="ro3">
          <table:table-cell table:style-name="ce7" office:value-type="date" office:date-value="2010-08-23">
            <text:p>2010/8/23</text:p>
          </table:table-cell>
          <table:table-cell table:style-name="ce9" office:value-type="float" office:value="135">
            <text:p>135</text:p>
          </table:table-cell>
          <table:table-cell table:number-columns-repeated="2" table:style-name="ce9" office:value-type="float" office:value="85">
            <text:p>85</text:p>
          </table:table-cell>
          <table:table-cell table:style-name="ce9" table:formula="of:=[.B2]-[.C2]" office:value-type="float" office:value="50">
            <text:p>50</text:p>
          </table:table-cell>
          <table:table-cell table:style-name="ce9" office:value-type="float" office:value="94">
            <text:p>94</text:p>
          </table:table-cell>
          <table:table-cell table:style-name="ce9" office:value-type="float" office:value="85">
            <text:p>85</text:p>
          </table:table-cell>
          <table:table-cell table:style-name="ce9" table:formula="of:=[.G2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]&gt;=[標準值.$B$2];[.B2]&lt;=[標準值.$C$2]);1;0)" office:value-type="float" office:value="0">
            <text:p>0</text:p>
          </table:table-cell>
          <table:table-cell table:style-name="ce9" table:formula="of:=IF(AND([.E2]&gt;=[標準值.$B$4];[.E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02">
            <text:p>2010/9/2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5">
            <text:p>75</text:p>
          </table:table-cell>
          <table:table-cell table:style-name="ce9" table:formula="of:=[.B3]-[.C3]" office:value-type="float" office:value="55">
            <text:p>55</text:p>
          </table:table-cell>
          <table:table-cell/>
          <table:table-cell table:style-name="ce9" office:value-type="float" office:value="86">
            <text:p>86</text:p>
          </table:table-cell>
          <table:table-cell table:style-name="ce9" table:formula="of:=[.G3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走動式服務</text:p>
          </table:table-cell>
          <table:table-cell table:style-name="ce9" table:number-columns-repeated="5"/>
          <table:table-cell table:style-name="ce9" table:formula="of:=IF(AND([.B3]&gt;=[標準值.$B$2];[.B3]&lt;=[標準值.$C$2]);1;0)" office:value-type="float" office:value="0">
            <text:p>0</text:p>
          </table:table-cell>
          <table:table-cell table:style-name="ce9" table:formula="of:=IF(AND([.E3]&gt;=[標準值.$B$4];[.E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14">
            <text:p>2010/9/1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76">
            <text:p>76</text:p>
          </table:table-cell>
          <table:table-cell table:style-name="ce9" table:formula="of:=[.B4]-[.C4]" office:value-type="float" office:value="66">
            <text:p>6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4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4]&gt;=[標準值.$B$2];[.B4]&lt;=[標準值.$C$2]);1;0)" office:value-type="float" office:value="0">
            <text:p>0</text:p>
          </table:table-cell>
          <table:table-cell table:style-name="ce9" table:formula="of:=IF(AND([.E4]&gt;=[標準值.$B$4];[.E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16">
            <text:p>2010/9/16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7">
            <text:p>77</text:p>
          </table:table-cell>
          <table:table-cell table:style-name="ce9" table:formula="of:=[.B5]-[.C5]" office:value-type="float" office:value="60">
            <text:p>60</text:p>
          </table:table-cell>
          <table:table-cell table:style-name="ce9"/>
          <table:table-cell table:style-name="ce9" office:value-type="float" office:value="84">
            <text:p>84</text:p>
          </table:table-cell>
          <table:table-cell table:style-name="ce9" table:formula="of:=[.G5]/([目前身體數值.$B$1]/100)^2" office:value-type="float" office:value="25.0828630296515">
            <text:p>25.08</text:p>
          </table:table-cell>
          <table:table-cell table:style-name="ce9"/>
          <table:table-cell office:value-type="string">
            <text:p>走下樓量</text:p>
          </table:table-cell>
          <table:table-cell table:style-name="ce9" table:number-columns-repeated="5"/>
          <table:table-cell table:style-name="ce9" table:formula="of:=IF(AND([.B5]&gt;=[標準值.$B$2];[.B5]&lt;=[標準值.$C$2]);1;0)" office:value-type="float" office:value="0">
            <text:p>0</text:p>
          </table:table-cell>
          <table:table-cell table:style-name="ce9" table:formula="of:=IF(AND([.E5]&gt;=[標準值.$B$4];[.E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9" office:value-type="float" office:value="168">
            <text:p>168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6]-[.C6]" office:value-type="float" office:value="96">
            <text:p>96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6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心理不平時</text:p>
          </table:table-cell>
          <table:table-cell table:style-name="ce9" office:value-type="string">
            <text:p>心平氣和</text:p>
          </table:table-cell>
          <table:table-cell table:style-name="ce9" table:number-columns-repeated="4"/>
          <table:table-cell table:style-name="ce9" table:formula="of:=IF(AND([.B6]&gt;=[標準值.$B$2];[.B6]&lt;=[標準值.$C$2]);1;0)" office:value-type="float" office:value="0">
            <text:p>0</text:p>
          </table:table-cell>
          <table:table-cell table:style-name="ce9" table:formula="of:=IF(AND([.E6]&gt;=[標準值.$B$4];[.E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9" office:value-type="float" office:value="146">
            <text:p>146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7]-[.C7]" office:value-type="float" office:value="74">
            <text:p>7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7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解決事情</text:p>
          </table:table-cell>
          <table:table-cell table:style-name="ce9" table:number-columns-repeated="5"/>
          <table:table-cell table:style-name="ce9" table:formula="of:=IF(AND([.B7]&gt;=[標準值.$B$2];[.B7]&lt;=[標準值.$C$2]);1;0)" office:value-type="float" office:value="0">
            <text:p>0</text:p>
          </table:table-cell>
          <table:table-cell table:style-name="ce9" table:formula="of:=IF(AND([.E7]&gt;=[標準值.$B$4];[.E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4">
            <text:p>2010/9/2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82">
            <text:p>82</text:p>
          </table:table-cell>
          <table:table-cell table:style-name="ce9" table:formula="of:=[.B8]-[.C8]" office:value-type="float" office:value="65">
            <text:p>6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8]/([目前身體數值.$B$1]/100)^2" office:value-type="float" office:value="26.5758905909403">
            <text:p>26.58</text:p>
          </table:table-cell>
          <table:table-cell table:style-name="ce9"/>
          <table:table-cell office:value-type="string">
            <text:p>網路申報掛掉</text:p>
          </table:table-cell>
          <table:table-cell table:style-name="ce9" table:number-columns-repeated="5"/>
          <table:table-cell table:style-name="ce9" table:formula="of:=IF(AND([.B8]&gt;=[標準值.$B$2];[.B8]&lt;=[標準值.$C$2]);1;0)" office:value-type="float" office:value="0">
            <text:p>0</text:p>
          </table:table-cell>
          <table:table-cell table:style-name="ce9" table:formula="of:=IF(AND([.E8]&gt;=[標準值.$B$4];[.E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7">
            <text:p>2010/9/27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63">
            <text:p>63</text:p>
          </table:table-cell>
          <table:table-cell table:style-name="ce9" table:formula="of:=[.B9]-[.C9]" office:value-type="float" office:value="54">
            <text:p>5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9]/([目前身體數值.$B$1]/100)^2" office:value-type="float" office:value="26.2772850786825">
            <text:p>26.2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9]&gt;=[標準值.$B$2];[.B9]&lt;=[標準值.$C$2]);1;0)" office:value-type="float" office:value="0">
            <text:p>0</text:p>
          </table:table-cell>
          <table:table-cell table:style-name="ce9" table:formula="of:=IF(AND([.E9]&gt;=[標準值.$B$4];[.E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8">
            <text:p>2010/9/28</text:p>
          </table:table-cell>
          <table:table-cell table:style-name="ce9" office:value-type="float" office:value="141">
            <text:p>141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8">
            <text:p>68</text:p>
          </table:table-cell>
          <table:table-cell table:style-name="ce9" table:formula="of:=[.B10]-[.C10]" office:value-type="float" office:value="68">
            <text:p>68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10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昨晚第一次推銷，睡不好。</text:p>
          </table:table-cell>
          <table:table-cell table:style-name="ce9" table:number-columns-repeated="5"/>
          <table:table-cell table:style-name="ce9" table:formula="of:=IF(AND([.B10]&gt;=[標準值.$B$2];[.B10]&lt;=[標準值.$C$2]);1;0)" office:value-type="float" office:value="0">
            <text:p>0</text:p>
          </table:table-cell>
          <table:table-cell table:style-name="ce9" table:formula="of:=IF(AND([.E10]&gt;=[標準值.$B$4];[.E1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4">
          <table:table-cell table:style-name="ce7" office:value-type="date" office:date-value="2010-09-29">
            <text:p>2010/9/29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77">
            <text:p>77</text:p>
          </table:table-cell>
          <table:table-cell table:style-name="ce9" table:formula="of:=[.B11]-[.C11]" office:value-type="float" office:value="63">
            <text:p>63</text:p>
          </table:table-cell>
          <table:table-cell table:style-name="ce9"/>
          <table:table-cell table:style-name="ce9" office:value-type="float" office:value="86">
            <text:p>86</text:p>
          </table:table-cell>
          <table:table-cell table:style-name="ce9" table:formula="of:=[.G11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睡得不錯，有吃香蕉</text:p>
          </table:table-cell>
          <table:table-cell table:style-name="ce9" office:value-type="string">
            <text:p>香蕉2根作早餐是不錯的習慣，柚子也是高鉀食物</text:p>
          </table:table-cell>
          <table:table-cell table:style-name="ce9" table:number-columns-repeated="4"/>
          <table:table-cell table:style-name="ce9" table:formula="of:=IF(AND([.B11]&gt;=[標準值.$B$2];[.B11]&lt;=[標準值.$C$2]);1;0)" office:value-type="float" office:value="0">
            <text:p>0</text:p>
          </table:table-cell>
          <table:table-cell table:style-name="ce9" table:formula="of:=IF(AND([.E11]&gt;=[標準值.$B$4];[.E1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0-13">
            <text:p>2010/10/13</text:p>
          </table:table-cell>
          <table:table-cell table:style-name="ce9" office:value-type="float" office:value="126">
            <text:p>126</text:p>
          </table:table-cell>
          <table:table-cell table:style-name="ce9" office:value-type="float" office:value="83">
            <text:p>83</text:p>
          </table:table-cell>
          <table:table-cell table:style-name="ce9" office:value-type="float" office:value="75">
            <text:p>75</text:p>
          </table:table-cell>
          <table:table-cell table:style-name="ce9" table:formula="of:=[.B12]-[.C12]" office:value-type="float" office:value="43">
            <text:p>4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2]&gt;=[標準值.$B$2];[.B12]&lt;=[標準值.$C$2]);1;0)" office:value-type="float" office:value="0">
            <text:p>0</text:p>
          </table:table-cell>
          <table:table-cell table:style-name="ce9" table:formula="of:=IF(AND([.E12]&gt;=[標準值.$B$4];[.E1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0-26">
            <text:p>2010/10/26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7">
            <text:p>77</text:p>
          </table:table-cell>
          <table:table-cell table:style-name="ce9" table:formula="of:=[.B13]-[.C13]" office:value-type="float" office:value="55">
            <text:p>5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13]/([目前身體數值.$B$1]/100)^2" office:value-type="float" office:value="26.5758905909403">
            <text:p>26.5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3]&gt;=[標準值.$B$2];[.B13]&lt;=[標準值.$C$2]);1;0)" office:value-type="float" office:value="0">
            <text:p>0</text:p>
          </table:table-cell>
          <table:table-cell table:style-name="ce9" table:formula="of:=IF(AND([.E13]&gt;=[標準值.$B$4];[.E1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3">
            <text:p>2010/11/3</text:p>
          </table:table-cell>
          <table:table-cell table:style-name="ce9" office:value-type="float" office:value="123">
            <text:p>123</text:p>
          </table:table-cell>
          <table:table-cell table:number-columns-repeated="2" table:style-name="ce9" office:value-type="float" office:value="73">
            <text:p>73</text:p>
          </table:table-cell>
          <table:table-cell table:style-name="ce9" table:formula="of:=[.B14]-[.C14]" office:value-type="float" office:value="50">
            <text:p>50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4]&gt;=[標準值.$B$2];[.B14]&lt;=[標準值.$C$2]);1;0)" office:value-type="float" office:value="0">
            <text:p>0</text:p>
          </table:table-cell>
          <table:table-cell table:style-name="ce9" table:formula="of:=IF(AND([.E14]&gt;=[標準值.$B$4];[.E1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4">
            <text:p>2010/11/4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83">
            <text:p>83</text:p>
          </table:table-cell>
          <table:table-cell table:style-name="ce9" table:formula="of:=[.B15]-[.C15]" office:value-type="float" office:value="62">
            <text:p>6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5]&gt;=[標準值.$B$2];[.B15]&lt;=[標準值.$C$2]);1;0)" office:value-type="float" office:value="0">
            <text:p>0</text:p>
          </table:table-cell>
          <table:table-cell table:style-name="ce9" table:formula="of:=IF(AND([.E15]&gt;=[標準值.$B$4];[.E15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4">
            <text:p>74</text:p>
          </table:table-cell>
          <table:table-cell table:style-name="ce9" table:formula="of:=[.B16]-[.C16]" office:value-type="float" office:value="63">
            <text:p>63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6]&gt;=[標準值.$B$2];[.B16]&lt;=[標準值.$C$2]);1;0)" office:value-type="float" office:value="0">
            <text:p>0</text:p>
          </table:table-cell>
          <table:table-cell table:style-name="ce9" table:formula="of:=IF(AND([.E16]&gt;=[標準值.$B$4];[.E1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5">
            <text:p>75</text:p>
          </table:table-cell>
          <table:table-cell table:style-name="ce9" table:formula="of:=[.B17]-[.C17]" office:value-type="float" office:value="52">
            <text:p>5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7]&gt;=[標準值.$B$2];[.B17]&lt;=[標準值.$C$2]);1;0)" office:value-type="float" office:value="0">
            <text:p>0</text:p>
          </table:table-cell>
          <table:table-cell table:style-name="ce9" table:formula="of:=IF(AND([.E17]&gt;=[標準值.$B$4];[.E1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4">
            <text:p>64</text:p>
          </table:table-cell>
          <table:table-cell table:style-name="ce9" table:formula="of:=[.B18]-[.C18]" office:value-type="float" office:value="53">
            <text:p>53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8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8]&gt;=[標準值.$B$2];[.B18]&lt;=[標準值.$C$2]);1;0)" office:value-type="float" office:value="0">
            <text:p>0</text:p>
          </table:table-cell>
          <table:table-cell table:style-name="ce9" table:formula="of:=IF(AND([.E18]&gt;=[標準值.$B$4];[.E1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63">
            <text:p>63</text:p>
          </table:table-cell>
          <table:table-cell table:style-name="ce9" table:formula="of:=[.B19]-[.C19]" office:value-type="float" office:value="52">
            <text:p>52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9]/([目前身體數值.$B$1]/100)^2" office:value-type="float" office:value="25.3814685419093">
            <text:p>25.38</text:p>
          </table:table-cell>
          <table:table-cell table:style-name="ce9"/>
          <table:table-cell office:value-type="string">
            <text:p>局長下來要出門</text:p>
          </table:table-cell>
          <table:table-cell table:style-name="ce9" table:number-columns-repeated="5"/>
          <table:table-cell table:style-name="ce9" table:formula="of:=IF(AND([.B19]&gt;=[標準值.$B$2];[.B19]&lt;=[標準值.$C$2]);1;0)" office:value-type="float" office:value="0">
            <text:p>0</text:p>
          </table:table-cell>
          <table:table-cell table:style-name="ce9" table:formula="of:=IF(AND([.E19]&gt;=[標準值.$B$4];[.E1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9">
            <text:p>2010/11/9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7">
            <text:p>77</text:p>
          </table:table-cell>
          <table:table-cell table:style-name="ce9" table:formula="of:=[.B20]-[.C20]" office:value-type="float" office:value="63">
            <text:p>6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20]&gt;=[標準值.$B$2];[.B20]&lt;=[標準值.$C$2]);1;0)" office:value-type="float" office:value="0">
            <text:p>0</text:p>
          </table:table-cell>
          <table:table-cell table:style-name="ce9" table:formula="of:=IF(AND([.E20]&gt;=[標準值.$B$4];[.E2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16">
            <text:p>2010/11/16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74">
            <text:p>74</text:p>
          </table:table-cell>
          <table:table-cell table:style-name="ce9" table:formula="of:=[.B21]-[.C21]" office:value-type="float" office:value="76">
            <text:p>7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21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1]&gt;=[標準值.$B$2];[.B21]&lt;=[標準值.$C$2]);1;0)" office:value-type="float" office:value="0">
            <text:p>0</text:p>
          </table:table-cell>
          <table:table-cell table:style-name="ce9" table:formula="of:=IF(AND([.E21]&gt;=[標準值.$B$4];[.E2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3-08">
            <text:p>2011/3/8</text:p>
          </table:table-cell>
          <table:table-cell table:style-name="ce9"/>
          <table:table-cell table:style-name="ce9" table:number-columns-repeated="2"/>
          <table:table-cell table:style-name="ce9"/>
          <table:table-cell table:style-name="ce9"/>
          <table:table-cell table:style-name="ce9" office:value-type="float" office:value="88.25">
            <text:p>88.25</text:p>
          </table:table-cell>
          <table:table-cell table:style-name="ce9"/>
          <table:table-cell table:style-name="ce10" office:value-type="percentage" office:value="0.12">
            <text:p>12.00%</text:p>
          </table:table-cell>
          <table:table-cell/>
          <table:table-cell table:style-name="ce9" table:number-columns-repeated="5"/>
          <table:table-cell table:style-name="ce9" table:formula="of:=IF(AND([.B22]&gt;=[標準值.$B$2];[.B22]&lt;=[標準值.$C$2]);1;0)" office:value-type="float" office:value="0">
            <text:p>0</text:p>
          </table:table-cell>
          <table:table-cell table:style-name="ce9" table:formula="of:=IF(AND([.E22]&gt;=[標準值.$B$4];[.E2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06">
            <text:p>2011/4/6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66">
            <text:p>66</text:p>
          </table:table-cell>
          <table:table-cell table:style-name="ce9" table:formula="of:=[.B23]-[.C23]" office:value-type="float" office:value="46">
            <text:p>46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3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3]&gt;=[標準值.$B$2];[.B23]&lt;=[標準值.$C$2]);1;0)" office:value-type="float" office:value="1">
            <text:p>1</text:p>
          </table:table-cell>
          <table:table-cell table:style-name="ce9" table:formula="of:=IF(AND([.E23]&gt;=[標準值.$B$4];[.E2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26">
            <text:p>2011/4/26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2">
            <text:p>72</text:p>
          </table:table-cell>
          <table:table-cell table:style-name="ce9" table:formula="of:=[.B24]-[.C24]" office:value-type="float" office:value="54">
            <text:p>54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4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4]&gt;=[標準值.$B$2];[.B24]&lt;=[標準值.$C$2]);1;0)" office:value-type="float" office:value="0">
            <text:p>0</text:p>
          </table:table-cell>
          <table:table-cell table:style-name="ce9" table:formula="of:=IF(AND([.E24]&gt;=[標準值.$B$4];[.E2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27">
            <text:p>2011/4/27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2">
            <text:p>72</text:p>
          </table:table-cell>
          <table:table-cell table:style-name="ce9" table:formula="of:=[.B25]-[.C25]" office:value-type="float" office:value="45">
            <text:p>45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2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吃了很多嘉寶果</text:p>
          </table:table-cell>
          <table:table-cell table:style-name="ce9" table:number-columns-repeated="5"/>
          <table:table-cell table:style-name="ce9" table:formula="of:=IF(AND([.B25]&gt;=[標準值.$B$2];[.B25]&lt;=[標準值.$C$2]);1;0)" office:value-type="float" office:value="0">
            <text:p>0</text:p>
          </table:table-cell>
          <table:table-cell table:style-name="ce9" table:formula="of:=IF(AND([.E25]&gt;=[標準值.$B$4];[.E2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65">
            <text:p>65</text:p>
          </table:table-cell>
          <table:table-cell table:style-name="ce9" table:formula="of:=[.B26]-[.C26]" office:value-type="float" office:value="57">
            <text:p>57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6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6]&gt;=[標準值.$B$2];[.B26]&lt;=[標準值.$C$2]);1;0)" office:value-type="float" office:value="0">
            <text:p>0</text:p>
          </table:table-cell>
          <table:table-cell table:style-name="ce9" table:formula="of:=IF(AND([.E26]&gt;=[標準值.$B$4];[.E2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5">
            <text:p>65</text:p>
          </table:table-cell>
          <table:table-cell table:style-name="ce9" table:formula="of:=[.B27]-[.C27]" office:value-type="float" office:value="49">
            <text:p>49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7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7]&gt;=[標準值.$B$2];[.B27]&lt;=[標準值.$C$2]);1;0)" office:value-type="float" office:value="0">
            <text:p>0</text:p>
          </table:table-cell>
          <table:table-cell table:style-name="ce9" table:formula="of:=IF(AND([.E27]&gt;=[標準值.$B$4];[.E2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6">
            <text:p>2011/5/6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74">
            <text:p>74</text:p>
          </table:table-cell>
          <table:table-cell table:style-name="ce9" table:formula="of:=[.B28]-[.C28]" office:value-type="float" office:value="58">
            <text:p>58</text:p>
          </table:table-cell>
          <table:table-cell table:style-name="ce9" office:value-type="float" office:value="88.9">
            <text:p>88.9</text:p>
          </table:table-cell>
          <table:table-cell table:style-name="ce9" office:value-type="float" office:value="83">
            <text:p>83</text:p>
          </table:table-cell>
          <table:table-cell table:style-name="ce9" table:formula="of:=[.G28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28]&gt;=[標準值.$B$2];[.B28]&lt;=[標準值.$C$2]);1;0)" office:value-type="float" office:value="0">
            <text:p>0</text:p>
          </table:table-cell>
          <table:table-cell table:style-name="ce9" table:formula="of:=IF(AND([.E28]&gt;=[標準值.$B$4];[.E2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20">
            <text:p>2011/5/20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2">
            <text:p>72</text:p>
          </table:table-cell>
          <table:table-cell table:style-name="ce9" table:formula="of:=[.B29]-[.C29]" office:value-type="float" office:value="41">
            <text:p>41</text:p>
          </table:table-cell>
          <table:table-cell table:style-name="ce9" table:number-columns-repeated="4"/>
          <table:table-cell office:value-type="string">
            <text:p>門諾復健，量血壓採舒服的資勢 <text:s text:c="28"/></text:p>
          </table:table-cell>
          <table:table-cell table:style-name="ce9" table:number-columns-repeated="5"/>
          <table:table-cell table:style-name="ce9" table:formula="of:=IF(AND([.B29]&gt;=[標準值.$B$2];[.B29]&lt;=[標準值.$C$2]);1;0)" office:value-type="float" office:value="1">
            <text:p>1</text:p>
          </table:table-cell>
          <table:table-cell table:style-name="ce9" table:formula="of:=IF(AND([.E29]&gt;=[標準值.$B$4];[.E2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5">
          <table:table-cell table:style-name="ce7" office:value-type="date" office:date-value="2011-05-25">
            <text:p>2011/5/25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63">
            <text:p>63</text:p>
          </table:table-cell>
          <table:table-cell table:style-name="ce9" table:formula="of:=[.B30]-[.C30]" office:value-type="float" office:value="52">
            <text:p>52</text:p>
          </table:table-cell>
          <table:table-cell table:style-name="ce9" table:number-columns-repeated="4"/>
          <table:table-cell table:style-name="ce12" office:value-type="string">
            <text:p>門諾復健，量血壓採舒服的資勢，前一天佛堂上課晚睡</text:p>
          </table:table-cell>
          <table:table-cell table:style-name="ce9" table:number-columns-repeated="5"/>
          <table:table-cell table:style-name="ce9" table:formula="of:=IF(AND([.B30]&gt;=[標準值.$B$2];[.B30]&lt;=[標準值.$C$2]);1;0)" office:value-type="float" office:value="0">
            <text:p>0</text:p>
          </table:table-cell>
          <table:table-cell table:style-name="ce9" table:formula="of:=IF(AND([.E30]&gt;=[標準值.$B$4];[.E30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1">
            <text:p>2011/6/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3">
            <text:p>63</text:p>
          </table:table-cell>
          <table:table-cell table:style-name="ce9" table:formula="of:=[.B31]-[.C31]" office:value-type="float" office:value="49">
            <text:p>49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1]/([目前身體數值.$B$1]/100)^2" office:value-type="float" office:value="24.1870464928783">
            <text:p>24.19</text:p>
          </table:table-cell>
          <table:table-cell table:style-name="ce9"/>
          <table:table-cell table:style-name="ce12" office:value-type="string">
            <text:p>門諾復健，從門牙根管後的難回來</text:p>
          </table:table-cell>
          <table:table-cell table:style-name="ce9" table:number-columns-repeated="5"/>
          <table:table-cell table:style-name="ce9" table:formula="of:=IF(AND([.B31]&gt;=[標準值.$B$2];[.B31]&lt;=[標準值.$C$2]);1;0)" office:value-type="float" office:value="0">
            <text:p>0</text:p>
          </table:table-cell>
          <table:table-cell table:style-name="ce9" table:formula="of:=IF(AND([.E31]&gt;=[標準值.$B$4];[.E3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2">
            <text:p>2011/6/2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2]-[.C32]" office:value-type="float" office:value="69">
            <text:p>69</text:p>
          </table:table-cell>
          <table:table-cell table:style-name="ce9" table:number-columns-repeated="4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32]&gt;=[標準值.$B$2];[.B32]&lt;=[標準值.$C$2]);1;0)" office:value-type="float" office:value="0">
            <text:p>0</text:p>
          </table:table-cell>
          <table:table-cell table:style-name="ce9" table:formula="of:=IF(AND([.E32]&gt;=[標準值.$B$4];[.E3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4">
            <text:p>2011/6/4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3]-[.C33]" office:value-type="float" office:value="75">
            <text:p>75</text:p>
          </table:table-cell>
          <table:table-cell table:style-name="ce9" table:number-columns-repeated="4"/>
          <table:table-cell office:value-type="string">
            <text:p>岳父帶我去附近的西醫</text:p>
          </table:table-cell>
          <table:table-cell table:style-name="ce9" table:number-columns-repeated="5"/>
          <table:table-cell table:style-name="ce9" table:formula="of:=IF(AND([.B33]&gt;=[標準值.$B$2];[.B33]&lt;=[標準值.$C$2]);1;0)" office:value-type="float" office:value="0">
            <text:p>0</text:p>
          </table:table-cell>
          <table:table-cell table:style-name="ce9" table:formula="of:=IF(AND([.E33]&gt;=[標準值.$B$4];[.E33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7">
            <text:p>2011/6/7</text:p>
          </table:table-cell>
          <table:table-cell table:style-name="ce9" office:value-type="float" office:value="112">
            <text:p>112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79">
            <text:p>79</text:p>
          </table:table-cell>
          <table:table-cell table:style-name="ce9" table:formula="of:=[.B34]-[.C34]" office:value-type="float" office:value="44">
            <text:p>44</text:p>
          </table:table-cell>
          <table:table-cell table:style-name="ce9" office:value-type="float" office:value="86.5">
            <text:p>86.5</text:p>
          </table:table-cell>
          <table:table-cell table:style-name="ce9" office:value-type="float" office:value="80">
            <text:p>80</text:p>
          </table:table-cell>
          <table:table-cell table:style-name="ce9" table:formula="of:=[.G34]/([目前身體數值.$B$1]/100)^2" office:value-type="float" office:value="23.8884409806205">
            <text:p>23.89</text:p>
          </table:table-cell>
          <table:table-cell table:style-name="ce9"/>
          <table:table-cell office:value-type="string">
            <text:p>門牙門題，焦慮許多天後，站走動式量</text:p>
          </table:table-cell>
          <table:table-cell table:style-name="ce9" table:number-columns-repeated="5"/>
          <table:table-cell table:style-name="ce9" table:formula="of:=IF(AND([.B34]&gt;=[標準值.$B$2];[.B34]&lt;=[標準值.$C$2]);1;0)" office:value-type="float" office:value="1">
            <text:p>1</text:p>
          </table:table-cell>
          <table:table-cell table:style-name="ce9" table:formula="of:=IF(AND([.E34]&gt;=[標準值.$B$4];[.E3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8">
            <text:p>2011/6/8</text:p>
          </table:table-cell>
          <table:table-cell table:style-name="ce9" office:value-type="float" office:value="117">
            <text:p>117</text:p>
          </table:table-cell>
          <table:table-cell table:number-columns-repeated="2" table:style-name="ce9" office:value-type="float" office:value="66">
            <text:p>66</text:p>
          </table:table-cell>
          <table:table-cell table:style-name="ce9" table:formula="of:=[.B35]-[.C35]" office:value-type="float" office:value="51">
            <text:p>51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復健：當天晚上嚴重焦慮，森田：順其自然，為所當為</text:p>
          </table:table-cell>
          <table:table-cell table:style-name="ce9" table:number-columns-repeated="5"/>
          <table:table-cell table:style-name="ce9" table:formula="of:=IF(AND([.B35]&gt;=[標準值.$B$2];[.B35]&lt;=[標準值.$C$2]);1;0)" office:value-type="float" office:value="1">
            <text:p>1</text:p>
          </table:table-cell>
          <table:table-cell table:style-name="ce9" table:formula="of:=IF(AND([.E35]&gt;=[標準值.$B$4];[.E3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3">
            <text:p>2011/6/13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1">
            <text:p>81</text:p>
          </table:table-cell>
          <table:table-cell table:style-name="ce9" table:formula="of:=[.B36]-[.C36]" office:value-type="float" office:value="55">
            <text:p>55</text:p>
          </table:table-cell>
          <table:table-cell table:style-name="ce9"/>
          <table:table-cell table:style-name="ce9" office:value-type="float" office:value="78">
            <text:p>78</text:p>
          </table:table-cell>
          <table:table-cell table:style-name="ce9" table:formula="of:=[.G36]/([目前身體數值.$B$1]/100)^2" office:value-type="float" office:value="23.291229956105">
            <text:p>23.29</text:p>
          </table:table-cell>
          <table:table-cell table:style-name="ce9"/>
          <table:table-cell office:value-type="string">
            <text:p>慢慢接受人生無常的事實</text:p>
          </table:table-cell>
          <table:table-cell table:style-name="ce9" table:number-columns-repeated="5"/>
          <table:table-cell table:style-name="ce9" table:formula="of:=IF(AND([.B36]&gt;=[標準值.$B$2];[.B36]&lt;=[標準值.$C$2]);1;0)" office:value-type="float" office:value="0">
            <text:p>0</text:p>
          </table:table-cell>
          <table:table-cell table:style-name="ce9" table:formula="of:=IF(AND([.E36]&gt;=[標準值.$B$4];[.E3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4">
            <text:p>2011/6/14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37]-[.C37]" office:value-type="float" office:value="65">
            <text:p>65</text:p>
          </table:table-cell>
          <table:table-cell table:style-name="ce9" table:number-columns-repeated="4"/>
          <table:table-cell office:value-type="string">
            <text:p>下班走去量，心情還是不好</text:p>
          </table:table-cell>
          <table:table-cell table:style-name="ce9" table:number-columns-repeated="5"/>
          <table:table-cell table:style-name="ce9" table:formula="of:=IF(AND([.B37]&gt;=[標準值.$B$2];[.B37]&lt;=[標準值.$C$2]);1;0)" office:value-type="float" office:value="0">
            <text:p>0</text:p>
          </table:table-cell>
          <table:table-cell table:style-name="ce9" table:formula="of:=IF(AND([.E37]&gt;=[標準值.$B$4];[.E3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15">
            <text:p>2011/6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59">
            <text:p>59</text:p>
          </table:table-cell>
          <table:table-cell table:style-name="ce9" table:formula="of:=[.B38]-[.C38]" office:value-type="float" office:value="63">
            <text:p>63</text:p>
          </table:table-cell>
          <table:table-cell table:style-name="ce9"/>
          <table:table-cell table:style-name="ce9" office:value-type="float" office:value="81.5">
            <text:p>81.5</text:p>
          </table:table-cell>
          <table:table-cell table:style-name="ce9" table:formula="of:=[.G38]/([目前身體數值.$B$1]/100)^2" office:value-type="float" office:value="24.3363492490071">
            <text:p>24.34</text:p>
          </table:table-cell>
          <table:table-cell table:style-name="ce9"/>
          <table:table-cell office:value-type="string">
            <text:p>復健完原本103再量2次變127 ^^</text:p>
          </table:table-cell>
          <table:table-cell table:style-name="ce9" table:number-columns-repeated="5"/>
          <table:table-cell table:style-name="ce9" table:formula="of:=IF(AND([.B38]&gt;=[標準值.$B$2];[.B38]&lt;=[標準值.$C$2]);1;0)" office:value-type="float" office:value="0">
            <text:p>0</text:p>
          </table:table-cell>
          <table:table-cell table:style-name="ce9" table:formula="of:=IF(AND([.E38]&gt;=[標準值.$B$4];[.E3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7">
            <text:p>2011/6/17</text:p>
          </table:table-cell>
          <table:table-cell table:style-name="ce9" office:value-type="float" office:value="113">
            <text:p>113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68">
            <text:p>68</text:p>
          </table:table-cell>
          <table:table-cell table:style-name="ce9" table:formula="of:=[.B39]-[.C39]" office:value-type="float" office:value="52">
            <text:p>52</text:p>
          </table:table-cell>
          <table:table-cell table:style-name="ce9"/>
          <table:table-cell table:style-name="ce9" office:value-type="float" office:value="77">
            <text:p>77</text:p>
          </table:table-cell>
          <table:table-cell table:style-name="ce9" table:formula="of:=[.G39]/([目前身體數值.$B$1]/100)^2" office:value-type="float" office:value="22.9926244438472">
            <text:p>22.99</text:p>
          </table:table-cell>
          <table:table-cell table:style-name="ce9"/>
          <table:table-cell office:value-type="string">
            <text:p>星期五下班前量</text:p>
          </table:table-cell>
          <table:table-cell table:style-name="ce9" table:number-columns-repeated="5"/>
          <table:table-cell table:style-name="ce9" table:formula="of:=IF(AND([.B39]&gt;=[標準值.$B$2];[.B39]&lt;=[標準值.$C$2]);1;0)" office:value-type="float" office:value="1">
            <text:p>1</text:p>
          </table:table-cell>
          <table:table-cell table:style-name="ce9" table:formula="of:=IF(AND([.E39]&gt;=[標準值.$B$4];[.E3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21">
            <text:p>2011/6/21</text:p>
          </table:table-cell>
          <table:table-cell table:style-name="ce9" office:value-type="float" office:value="134">
            <text:p>13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40]-[.C40]" office:value-type="float" office:value="75">
            <text:p>75</text:p>
          </table:table-cell>
          <table:table-cell table:style-name="ce9" table:number-columns-repeated="4"/>
          <table:table-cell office:value-type="string">
            <text:p>婆發燒39度，我可能也感冒了</text:p>
          </table:table-cell>
          <table:table-cell table:style-name="ce9" table:number-columns-repeated="5"/>
          <table:table-cell table:style-name="ce9" table:formula="of:=IF(AND([.B40]&gt;=[標準值.$B$2];[.B40]&lt;=[標準值.$C$2]);1;0)" office:value-type="float" office:value="0">
            <text:p>0</text:p>
          </table:table-cell>
          <table:table-cell table:style-name="ce9" table:formula="of:=IF(AND([.E40]&gt;=[標準值.$B$4];[.E4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22">
            <text:p>2011/6/22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8">
            <text:p>68</text:p>
          </table:table-cell>
          <table:table-cell table:style-name="ce9" table:formula="of:=[.B41]-[.C41]" office:value-type="float" office:value="52">
            <text:p>52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1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刷岳父的牙周牙膏，牙周好一點，精神仍不好</text:p>
          </table:table-cell>
          <table:table-cell table:style-name="ce9" table:number-columns-repeated="5"/>
          <table:table-cell table:style-name="ce9" table:formula="of:=IF(AND([.B41]&gt;=[標準值.$B$2];[.B41]&lt;=[標準值.$C$2]);1;0)" office:value-type="float" office:value="0">
            <text:p>0</text:p>
          </table:table-cell>
          <table:table-cell table:style-name="ce9" table:formula="of:=IF(AND([.E41]&gt;=[標準值.$B$4];[.E4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29">
            <text:p>2011/6/29</text:p>
          </table:table-cell>
          <table:table-cell table:style-name="ce9" office:value-type="float" office:value="160">
            <text:p>160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83">
            <text:p>83</text:p>
          </table:table-cell>
          <table:table-cell table:style-name="ce9" table:formula="of:=[.B42]-[.C42]" office:value-type="float" office:value="103">
            <text:p>103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2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從蔬食吃完午餐散步10分鐘回來，食慾逐漸恢復</text:p>
          </table:table-cell>
          <table:table-cell table:style-name="ce9" table:number-columns-repeated="5"/>
          <table:table-cell table:style-name="ce9" table:formula="of:=IF(AND([.B42]&gt;=[標準值.$B$2];[.B42]&lt;=[標準值.$C$2]);1;0)" office:value-type="float" office:value="0">
            <text:p>0</text:p>
          </table:table-cell>
          <table:table-cell table:style-name="ce9" table:formula="of:=IF(AND([.E42]&gt;=[標準值.$B$4];[.E4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29">
            <text:p>2011/6/29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4">
            <text:p>64</text:p>
          </table:table-cell>
          <table:table-cell table:style-name="ce9" table:formula="of:=[.B43]-[.C43]" office:value-type="float" office:value="53">
            <text:p>53</text:p>
          </table:table-cell>
          <table:table-cell table:style-name="ce9"/>
          <table:table-cell table:style-name="ce9" office:value-type="float" office:value="79.9">
            <text:p>79.9</text:p>
          </table:table-cell>
          <table:table-cell table:style-name="ce9" table:formula="of:=[.G43]/([目前身體數值.$B$1]/100)^2" office:value-type="float" office:value="23.8585804293947">
            <text:p>23.86</text:p>
          </table:table-cell>
          <table:table-cell table:style-name="ce9"/>
          <table:table-cell office:value-type="string">
            <text:p>復健完，每天都當作最後一天</text:p>
          </table:table-cell>
          <table:table-cell table:style-name="ce9" table:number-columns-repeated="5"/>
          <table:table-cell table:style-name="ce9" table:formula="of:=IF(AND([.B43]&gt;=[標準值.$B$2];[.B43]&lt;=[標準值.$C$2]);1;0)" office:value-type="float" office:value="1">
            <text:p>1</text:p>
          </table:table-cell>
          <table:table-cell table:style-name="ce9" table:formula="of:=IF(AND([.E43]&gt;=[標準值.$B$4];[.E4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30">
            <text:p>2011/6/30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83">
            <text:p>83</text:p>
          </table:table-cell>
          <table:table-cell table:style-name="ce9" table:formula="of:=[.B44]-[.C44]" office:value-type="float" office:value="67">
            <text:p>67</text:p>
          </table:table-cell>
          <table:table-cell table:style-name="ce9" office:value-type="float" office:value="89.5">
            <text:p>89.5</text:p>
          </table:table-cell>
          <table:table-cell table:style-name="ce9" table:number-columns-repeated="3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44]&gt;=[標準值.$B$2];[.B44]&lt;=[標準值.$C$2]);1;0)" office:value-type="float" office:value="0">
            <text:p>0</text:p>
          </table:table-cell>
          <table:table-cell table:style-name="ce9" table:formula="of:=IF(AND([.E44]&gt;=[標準值.$B$4];[.E4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7">
          <table:table-cell table:style-name="ce7" office:value-type="date" office:date-value="2011-07-11">
            <text:p>2011/7/1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3">
            <text:p>63</text:p>
          </table:table-cell>
          <table:table-cell table:style-name="ce9" table:formula="of:=[.B45]-[.C45]" office:value-type="float" office:value="52">
            <text:p>52</text:p>
          </table:table-cell>
          <table:table-cell table:style-name="ce9" table:number-columns-repeated="4"/>
          <table:table-cell office:value-type="string">
            <text:p>今天去第二小臼齒作模，醫師相對咬合相當注重。</text:p>
            <text:p>昨天睡不好。</text:p>
          </table:table-cell>
          <table:table-cell table:style-name="ce9" table:number-columns-repeated="5"/>
          <table:table-cell table:style-name="ce9" table:formula="of:=IF(AND([.B45]&gt;=[標準值.$B$2];[.B45]&lt;=[標準值.$C$2]);1;0)" office:value-type="float" office:value="0">
            <text:p>0</text:p>
          </table:table-cell>
          <table:table-cell table:style-name="ce9" table:formula="of:=IF(AND([.E45]&gt;=[標準值.$B$4];[.E4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40">
            <text:p>140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70">
            <text:p>70</text:p>
          </table:table-cell>
          <table:table-cell table:style-name="ce9" table:formula="of:=[.B46]-[.C46]" office:value-type="float" office:value="82">
            <text:p>82</text:p>
          </table:table-cell>
          <table:table-cell table:style-name="ce9" table:number-columns-repeated="4"/>
          <table:table-cell office:value-type="string">
            <text:p>剛下去走動式</text:p>
          </table:table-cell>
          <table:table-cell table:style-name="ce9" table:number-columns-repeated="5"/>
          <table:table-cell table:style-name="ce9" table:formula="of:=IF(AND([.B46]&gt;=[標準值.$B$2];[.B46]&lt;=[標準值.$C$2]);1;0)" office:value-type="float" office:value="0">
            <text:p>0</text:p>
          </table:table-cell>
          <table:table-cell table:style-name="ce9" table:formula="of:=IF(AND([.E46]&gt;=[標準值.$B$4];[.E4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73">
            <text:p>73</text:p>
          </table:table-cell>
          <table:table-cell table:style-name="ce9" table:formula="of:=[.B47]-[.C47]" office:value-type="float" office:value="56">
            <text:p>56</text:p>
          </table:table-cell>
          <table:table-cell table:style-name="ce9" table:number-columns-repeated="4"/>
          <table:table-cell office:value-type="string">
            <text:p>走到一半</text:p>
          </table:table-cell>
          <table:table-cell table:style-name="ce9" table:number-columns-repeated="5"/>
          <table:table-cell table:style-name="ce9" table:formula="of:=IF(AND([.B47]&gt;=[標準值.$B$2];[.B47]&lt;=[標準值.$C$2]);1;0)" office:value-type="float" office:value="0">
            <text:p>0</text:p>
          </table:table-cell>
          <table:table-cell table:style-name="ce9" table:formula="of:=IF(AND([.E47]&gt;=[標準值.$B$4];[.E4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11">
            <text:p>111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3">
            <text:p>63</text:p>
          </table:table-cell>
          <table:table-cell table:style-name="ce9" table:formula="of:=[.B48]-[.C48]" office:value-type="float" office:value="44">
            <text:p>44</text:p>
          </table:table-cell>
          <table:table-cell table:style-name="ce9" office:value-type="float" office:value="88.5">
            <text:p>88.5</text:p>
          </table:table-cell>
          <table:table-cell table:style-name="ce9" office:value-type="float" office:value="79">
            <text:p>79</text:p>
          </table:table-cell>
          <table:table-cell table:style-name="ce9" table:formula="of:=[.G48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走動式結束</text:p>
          </table:table-cell>
          <table:table-cell table:style-name="ce9" table:number-columns-repeated="5"/>
          <table:table-cell table:style-name="ce9" table:formula="of:=IF(AND([.B48]&gt;=[標準值.$B$2];[.B48]&lt;=[標準值.$C$2]);1;0)" office:value-type="float" office:value="1">
            <text:p>1</text:p>
          </table:table-cell>
          <table:table-cell table:style-name="ce9" table:formula="of:=IF(AND([.E48]&gt;=[標準值.$B$4];[.E4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20">
            <text:p>120</text:p>
          </table:table-cell>
          <table:table-cell table:number-columns-repeated="2" table:style-name="ce9" office:value-type="float" office:value="67">
            <text:p>67</text:p>
          </table:table-cell>
          <table:table-cell table:style-name="ce9" table:formula="of:=[.B49]-[.C49]" office:value-type="float" office:value="53">
            <text:p>53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49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一次量</text:p>
          </table:table-cell>
          <table:table-cell table:style-name="ce9" table:number-columns-repeated="5"/>
          <table:table-cell table:style-name="ce9" table:formula="of:=IF(AND([.B49]&gt;=[標準值.$B$2];[.B49]&lt;=[標準值.$C$2]);1;0)" office:value-type="float" office:value="1">
            <text:p>1</text:p>
          </table:table-cell>
          <table:table-cell table:style-name="ce9" table:formula="of:=IF(AND([.E49]&gt;=[標準值.$B$4];[.E4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8">
            <text:p>68</text:p>
          </table:table-cell>
          <table:table-cell table:style-name="ce9" table:formula="of:=[.B50]-[.C50]" office:value-type="float" office:value="65">
            <text:p>65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50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二次量</text:p>
          </table:table-cell>
          <table:table-cell table:style-name="ce9" table:number-columns-repeated="5"/>
          <table:table-cell table:style-name="ce9" table:formula="of:=IF(AND([.B50]&gt;=[標準值.$B$2];[.B50]&lt;=[標準值.$C$2]);1;0)" office:value-type="float" office:value="0">
            <text:p>0</text:p>
          </table:table-cell>
          <table:table-cell table:style-name="ce9" table:formula="of:=IF(AND([.E50]&gt;=[標準值.$B$4];[.E5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4">
            <text:p>2011/7/14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67">
            <text:p>67</text:p>
          </table:table-cell>
          <table:table-cell table:style-name="ce9" table:formula="of:=[.B51]-[.C51]" office:value-type="float" office:value="59">
            <text:p>59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1]&gt;=[標準值.$B$2];[.B51]&lt;=[標準值.$C$2]);1;0)" office:value-type="float" office:value="0">
            <text:p>0</text:p>
          </table:table-cell>
          <table:table-cell table:style-name="ce9" table:formula="of:=IF(AND([.E51]&gt;=[標準值.$B$4];[.E5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5">
            <text:p>2011/7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7">
            <text:p>67</text:p>
          </table:table-cell>
          <table:table-cell table:style-name="ce9" table:formula="of:=[.B52]-[.C52]" office:value-type="float" office:value="64">
            <text:p>64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2]&gt;=[標準值.$B$2];[.B52]&lt;=[標準值.$C$2]);1;0)" office:value-type="float" office:value="0">
            <text:p>0</text:p>
          </table:table-cell>
          <table:table-cell table:style-name="ce9" table:formula="of:=IF(AND([.E52]&gt;=[標準值.$B$4];[.E5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7-25">
            <text:p>2011/7/25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7">
            <text:p>67</text:p>
          </table:table-cell>
          <table:table-cell table:style-name="ce9" table:formula="of:=[.B53]-[.C53]" office:value-type="float" office:value="59">
            <text:p>59</text:p>
          </table:table-cell>
          <table:table-cell table:style-name="ce9" table:number-columns-repeated="4"/>
          <table:table-cell office:value-type="string">
            <text:p>至總收發查eclient，順便量</text:p>
          </table:table-cell>
          <table:table-cell table:style-name="ce9" table:number-columns-repeated="5"/>
          <table:table-cell table:style-name="ce9" table:formula="of:=IF(AND([.B53]&gt;=[標準值.$B$2];[.B53]&lt;=[標準值.$C$2]);1;0)" office:value-type="float" office:value="0">
            <text:p>0</text:p>
          </table:table-cell>
          <table:table-cell table:style-name="ce9" table:formula="of:=IF(AND([.E53]&gt;=[標準值.$B$4];[.E5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5">
            <text:p>2011/7/25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4">
            <text:p>64</text:p>
          </table:table-cell>
          <table:table-cell table:style-name="ce9" table:formula="of:=[.B54]-[.C54]" office:value-type="float" office:value="46">
            <text:p>46</text:p>
          </table:table-cell>
          <table:table-cell table:style-name="ce9" table:number-columns-repeated="4"/>
          <table:table-cell office:value-type="string">
            <text:p>量第二次</text:p>
          </table:table-cell>
          <table:table-cell table:style-name="ce9" table:number-columns-repeated="5"/>
          <table:table-cell table:style-name="ce9" table:formula="of:=IF(AND([.B54]&gt;=[標準值.$B$2];[.B54]&lt;=[標準值.$C$2]);1;0)" office:value-type="float" office:value="1">
            <text:p>1</text:p>
          </table:table-cell>
          <table:table-cell table:style-name="ce9" table:formula="of:=IF(AND([.E54]&gt;=[標準值.$B$4];[.E5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6">
            <text:p>2011/7/26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77">
            <text:p>77</text:p>
          </table:table-cell>
          <table:table-cell table:style-name="ce9" table:formula="of:=[.B55]-[.C55]" office:value-type="float" office:value="39">
            <text:p>39</text:p>
          </table:table-cell>
          <table:table-cell table:style-name="ce9" table:number-columns-repeated="4"/>
          <table:table-cell office:value-type="string">
            <text:p>下班走去量，深呼吸</text:p>
          </table:table-cell>
          <table:table-cell table:style-name="ce9" table:number-columns-repeated="5"/>
          <table:table-cell table:style-name="ce9" table:formula="of:=IF(AND([.B55]&gt;=[標準值.$B$2];[.B55]&lt;=[標準值.$C$2]);1;0)" office:value-type="float" office:value="1">
            <text:p>1</text:p>
          </table:table-cell>
          <table:table-cell table:style-name="ce9" table:formula="of:=IF(AND([.E55]&gt;=[標準值.$B$4];[.E5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8">
            <text:p>2011/7/28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5">
            <text:p>65</text:p>
          </table:table-cell>
          <table:table-cell table:style-name="ce9" table:formula="of:=[.B56]-[.C56]" office:value-type="float" office:value="49">
            <text:p>49</text:p>
          </table:table-cell>
          <table:table-cell table:style-name="ce9" table:number-columns-repeated="4"/>
          <table:table-cell office:value-type="string">
            <text:p>下班走去量，深呼吸</text:p>
          </table:table-cell>
          <table:table-cell table:style-name="ce9" table:number-columns-repeated="5"/>
          <table:table-cell table:style-name="ce9" table:formula="of:=IF(AND([.B56]&gt;=[標準值.$B$2];[.B56]&lt;=[標準值.$C$2]);1;0)" office:value-type="float" office:value="1">
            <text:p>1</text:p>
          </table:table-cell>
          <table:table-cell table:style-name="ce9" table:formula="of:=IF(AND([.E56]&gt;=[標準值.$B$4];[.E5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8-03">
            <text:p>2011/8/3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4">
            <text:p>84</text:p>
          </table:table-cell>
          <table:table-cell table:style-name="ce9" table:formula="of:=[.B57]-[.C57]" office:value-type="float" office:value="58">
            <text:p>58</text:p>
          </table:table-cell>
          <table:table-cell table:style-name="ce9"/>
          <table:table-cell table:style-name="ce9" office:value-type="float" office:value="79.1">
            <text:p>79.1</text:p>
          </table:table-cell>
          <table:table-cell table:style-name="ce9" table:formula="of:=[.G57]/([目前身體數值.$B$1]/100)^2" office:value-type="float" office:value="23.6196960195885">
            <text:p>23.62</text:p>
          </table:table-cell>
          <table:table-cell table:style-name="ce9"/>
          <table:table-cell office:value-type="string">
            <text:p>看完蔣博文去量</text:p>
          </table:table-cell>
          <table:table-cell table:style-name="ce9" table:number-columns-repeated="5"/>
          <table:table-cell table:style-name="ce9" table:formula="of:=IF(AND([.B57]&gt;=[標準值.$B$2];[.B57]&lt;=[標準值.$C$2]);1;0)" office:value-type="float" office:value="0">
            <text:p>0</text:p>
          </table:table-cell>
          <table:table-cell table:style-name="ce9" table:formula="of:=IF(AND([.E57]&gt;=[標準值.$B$4];[.E5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8-03">
            <text:p>2011/8/3</text:p>
          </table:table-cell>
          <table:table-cell table:style-name="ce9" office:value-type="float" office:value="115">
            <text:p>115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65">
            <text:p>65</text:p>
          </table:table-cell>
          <table:table-cell table:style-name="ce9" table:formula="of:=[.B58]-[.C58]" office:value-type="float" office:value="43">
            <text:p>43</text:p>
          </table:table-cell>
          <table:table-cell table:style-name="ce9"/>
          <table:table-cell table:style-name="ce9" office:value-type="float" office:value="78.5">
            <text:p>78.5</text:p>
          </table:table-cell>
          <table:table-cell table:style-name="ce9" table:formula="of:=[.G58]/([目前身體數值.$B$1]/100)^2" office:value-type="float" office:value="23.4405327122339">
            <text:p>23.44</text:p>
          </table:table-cell>
          <table:table-cell table:style-name="ce9"/>
          <table:table-cell office:value-type="string">
            <text:p>復健完量</text:p>
          </table:table-cell>
          <table:table-cell table:style-name="ce9" table:number-columns-repeated="5"/>
          <table:table-cell table:style-name="ce9" table:formula="of:=IF(AND([.B58]&gt;=[標準值.$B$2];[.B58]&lt;=[標準值.$C$2]);1;0)" office:value-type="float" office:value="1">
            <text:p>1</text:p>
          </table:table-cell>
          <table:table-cell table:style-name="ce9" table:formula="of:=IF(AND([.E58]&gt;=[標準值.$B$4];[.E5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8-03">
            <text:p>2011/8/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62">
            <text:p>62</text:p>
          </table:table-cell>
          <table:table-cell table:style-name="ce9" office:value-type="float" office:value="59">
            <text:p>59</text:p>
          </table:table-cell>
          <table:table-cell table:style-name="ce9" table:formula="of:=[.B59]-[.C59]" office:value-type="float" office:value="38">
            <text:p>38</text:p>
          </table:table-cell>
          <table:table-cell table:style-name="ce9"/>
          <table:table-cell table:style-name="ce9" office:value-type="float" office:value="76.7">
            <text:p>76.7</text:p>
          </table:table-cell>
          <table:table-cell table:style-name="ce9" table:formula="of:=[.G59]/([目前身體數值.$B$1]/100)^2" office:value-type="float" office:value="22.9030427901699">
            <text:p>22.9</text:p>
          </table:table-cell>
          <table:table-cell table:style-name="ce9" office:value-type="float" office:value="23">
            <text:p>23</text:p>
          </table:table-cell>
          <table:table-cell office:value-type="string">
            <text:p>回高雄，知進曉檀主歸空，起床量</text:p>
          </table:table-cell>
          <table:table-cell table:style-name="ce9" table:number-columns-repeated="5"/>
          <table:table-cell table:style-name="ce9" table:formula="of:=IF(AND([.B59]&gt;=[標準值.$B$2];[.B59]&lt;=[標準值.$C$2]);1;0)" office:value-type="float" office:value="1">
            <text:p>1</text:p>
          </table:table-cell>
          <table:table-cell table:style-name="ce9" table:formula="of:=IF(AND([.E59]&gt;=[標準值.$B$4];[.E5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60]&gt;=[標準值.$B$2];[.B60]&lt;=[標準值.$C$2]);1;0)" office:value-type="float" office:value="0">
            <text:p>0</text:p>
          </table:table-cell>
          <table:table-cell table:style-name="ce9" table:formula="of:=IF(AND([.E60]&gt;=[標準值.$B$4];[.E6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61]&gt;=[標準值.$B$2];[.B61]&lt;=[標準值.$C$2]);1;0)" office:value-type="float" office:value="0">
            <text:p>0</text:p>
          </table:table-cell>
          <table:table-cell table:style-name="ce9" table:formula="of:=IF(AND([.E61]&gt;=[標準值.$B$4];[.E6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2]&gt;=[標準值.$B$2];[.B62]&lt;=[標準值.$C$2]);1;0)" office:value-type="float" office:value="0">
            <text:p>0</text:p>
          </table:table-cell>
          <table:table-cell table:style-name="ce9" table:formula="of:=IF(AND([.E62]&gt;=[標準值.$B$4];[.E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3]&gt;=[標準值.$B$2];[.B63]&lt;=[標準值.$C$2]);1;0)" office:value-type="float" office:value="0">
            <text:p>0</text:p>
          </table:table-cell>
          <table:table-cell table:style-name="ce9" table:formula="of:=IF(AND([.E63]&gt;=[標準值.$B$4];[.E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4]&gt;=[標準值.$B$2];[.B64]&lt;=[標準值.$C$2]);1;0)" office:value-type="float" office:value="0">
            <text:p>0</text:p>
          </table:table-cell>
          <table:table-cell table:style-name="ce9" table:formula="of:=IF(AND([.E64]&gt;=[標準值.$B$4];[.E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5]&gt;=[標準值.$B$2];[.B65]&lt;=[標準值.$C$2]);1;0)" office:value-type="float" office:value="0">
            <text:p>0</text:p>
          </table:table-cell>
          <table:table-cell table:style-name="ce9" table:formula="of:=IF(AND([.E65]&gt;=[標準值.$B$4];[.E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6]&gt;=[標準值.$B$2];[.B66]&lt;=[標準值.$C$2]);1;0)" office:value-type="float" office:value="0">
            <text:p>0</text:p>
          </table:table-cell>
          <table:table-cell table:style-name="ce9" table:formula="of:=IF(AND([.E66]&gt;=[標準值.$B$4];[.E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7]&gt;=[標準值.$B$2];[.B67]&lt;=[標準值.$C$2]);1;0)" office:value-type="float" office:value="0">
            <text:p>0</text:p>
          </table:table-cell>
          <table:table-cell table:style-name="ce9" table:formula="of:=IF(AND([.E67]&gt;=[標準值.$B$4];[.E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8]&gt;=[標準值.$B$2];[.B68]&lt;=[標準值.$C$2]);1;0)" office:value-type="float" office:value="0">
            <text:p>0</text:p>
          </table:table-cell>
          <table:table-cell table:style-name="ce9" table:formula="of:=IF(AND([.E68]&gt;=[標準值.$B$4];[.E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9]&gt;=[標準值.$B$2];[.B69]&lt;=[標準值.$C$2]);1;0)" office:value-type="float" office:value="0">
            <text:p>0</text:p>
          </table:table-cell>
          <table:table-cell table:style-name="ce9" table:formula="of:=IF(AND([.E69]&gt;=[標準值.$B$4];[.E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0]&gt;=[標準值.$B$2];[.B70]&lt;=[標準值.$C$2]);1;0)" office:value-type="float" office:value="0">
            <text:p>0</text:p>
          </table:table-cell>
          <table:table-cell table:style-name="ce9" table:formula="of:=IF(AND([.E70]&gt;=[標準值.$B$4];[.E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1]&gt;=[標準值.$B$2];[.B71]&lt;=[標準值.$C$2]);1;0)" office:value-type="float" office:value="0">
            <text:p>0</text:p>
          </table:table-cell>
          <table:table-cell table:style-name="ce9" table:formula="of:=IF(AND([.E71]&gt;=[標準值.$B$4];[.E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2]&gt;=[標準值.$B$2];[.B72]&lt;=[標準值.$C$2]);1;0)" office:value-type="float" office:value="0">
            <text:p>0</text:p>
          </table:table-cell>
          <table:table-cell table:style-name="ce9" table:formula="of:=IF(AND([.E72]&gt;=[標準值.$B$4];[.E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3]&gt;=[標準值.$B$2];[.B73]&lt;=[標準值.$C$2]);1;0)" office:value-type="float" office:value="0">
            <text:p>0</text:p>
          </table:table-cell>
          <table:table-cell table:style-name="ce9" table:formula="of:=IF(AND([.E73]&gt;=[標準值.$B$4];[.E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4]&gt;=[標準值.$B$2];[.B74]&lt;=[標準值.$C$2]);1;0)" office:value-type="float" office:value="0">
            <text:p>0</text:p>
          </table:table-cell>
          <table:table-cell table:style-name="ce9" table:formula="of:=IF(AND([.E74]&gt;=[標準值.$B$4];[.E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5]&gt;=[標準值.$B$2];[.B75]&lt;=[標準值.$C$2]);1;0)" office:value-type="float" office:value="0">
            <text:p>0</text:p>
          </table:table-cell>
          <table:table-cell table:style-name="ce9" table:formula="of:=IF(AND([.E75]&gt;=[標準值.$B$4];[.E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6]&gt;=[標準值.$B$2];[.B76]&lt;=[標準值.$C$2]);1;0)" office:value-type="float" office:value="0">
            <text:p>0</text:p>
          </table:table-cell>
          <table:table-cell table:style-name="ce9" table:formula="of:=IF(AND([.E76]&gt;=[標準值.$B$4];[.E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7]&gt;=[標準值.$B$2];[.B77]&lt;=[標準值.$C$2]);1;0)" office:value-type="float" office:value="0">
            <text:p>0</text:p>
          </table:table-cell>
          <table:table-cell table:style-name="ce9" table:formula="of:=IF(AND([.E77]&gt;=[標準值.$B$4];[.E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8]&gt;=[標準值.$B$2];[.B78]&lt;=[標準值.$C$2]);1;0)" office:value-type="float" office:value="0">
            <text:p>0</text:p>
          </table:table-cell>
          <table:table-cell table:style-name="ce9" table:formula="of:=IF(AND([.E78]&gt;=[標準值.$B$4];[.E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9]&gt;=[標準值.$B$2];[.B79]&lt;=[標準值.$C$2]);1;0)" office:value-type="float" office:value="0">
            <text:p>0</text:p>
          </table:table-cell>
          <table:table-cell table:style-name="ce9" table:formula="of:=IF(AND([.E79]&gt;=[標準值.$B$4];[.E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0]&gt;=[標準值.$B$4];[.E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1]&gt;=[標準值.$B$4];[.E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2]&gt;=[標準值.$B$4];[.E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3]&gt;=[標準值.$B$4];[.E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4]&gt;=[標準值.$B$4];[.E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5]&gt;=[標準值.$B$4];[.E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6]&gt;=[標準值.$B$4];[.E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7]&gt;=[標準值.$B$4];[.E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8]&gt;=[標準值.$B$4];[.E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9]&gt;=[標準值.$B$4];[.E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0]&gt;=[標準值.$B$4];[.E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1]&gt;=[標準值.$B$4];[.E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2]&gt;=[標準值.$B$4];[.E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3]&gt;=[標準值.$B$4];[.E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4]&gt;=[標準值.$B$4];[.E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5]&gt;=[標準值.$B$4];[.E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6]&gt;=[標準值.$B$4];[.E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7]&gt;=[標準值.$B$4];[.E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8]&gt;=[標準值.$B$4];[.E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9]&gt;=[標準值.$B$4];[.E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0]&gt;=[標準值.$B$4];[.E1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1]&gt;=[標準值.$B$4];[.E1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2]&gt;=[標準值.$B$4];[.E1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3]&gt;=[標準值.$B$4];[.E1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4]&gt;=[標準值.$B$4];[.E1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5]&gt;=[標準值.$B$4];[.E1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6]&gt;=[標準值.$B$4];[.E1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7]&gt;=[標準值.$B$4];[.E1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8]&gt;=[標準值.$B$4];[.E1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9]&gt;=[標準值.$B$4];[.E1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0]&gt;=[標準值.$B$4];[.E1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1]&gt;=[標準值.$B$4];[.E1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2]&gt;=[標準值.$B$4];[.E1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3]&gt;=[標準值.$B$4];[.E1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4]&gt;=[標準值.$B$4];[.E1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5]&gt;=[標準值.$B$4];[.E1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6]&gt;=[標準值.$B$4];[.E1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7]&gt;=[標準值.$B$4];[.E1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8]&gt;=[標準值.$B$4];[.E1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9]&gt;=[標準值.$B$4];[.E1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0]&gt;=[標準值.$B$4];[.E1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1]&gt;=[標準值.$B$4];[.E1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2]&gt;=[標準值.$B$4];[.E1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3]&gt;=[標準值.$B$4];[.E1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4]&gt;=[標準值.$B$4];[.E1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5]&gt;=[標準值.$B$4];[.E1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6]&gt;=[標準值.$B$4];[.E1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7]&gt;=[標準值.$B$4];[.E1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8]&gt;=[標準值.$B$4];[.E1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9]&gt;=[標準值.$B$4];[.E1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0]&gt;=[標準值.$B$4];[.E1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1]&gt;=[標準值.$B$4];[.E1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2]&gt;=[標準值.$B$4];[.E1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3]&gt;=[標準值.$B$4];[.E1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4]&gt;=[標準值.$B$4];[.E1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5]&gt;=[標準值.$B$4];[.E1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6]&gt;=[標準值.$B$4];[.E1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7]&gt;=[標準值.$B$4];[.E1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8]&gt;=[標準值.$B$4];[.E1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9]&gt;=[標準值.$B$4];[.E1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0]&gt;=[標準值.$B$4];[.E1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1]&gt;=[標準值.$B$4];[.E1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2]&gt;=[標準值.$B$4];[.E1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3]&gt;=[標準值.$B$4];[.E1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4]&gt;=[標準值.$B$4];[.E1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5]&gt;=[標準值.$B$4];[.E1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6]&gt;=[標準值.$B$4];[.E1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7]&gt;=[標準值.$B$4];[.E1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8]&gt;=[標準值.$B$4];[.E1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9]&gt;=[標準值.$B$4];[.E1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0]&gt;=[標準值.$B$4];[.E1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1]&gt;=[標準值.$B$4];[.E1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2]&gt;=[標準值.$B$4];[.E1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3]&gt;=[標準值.$B$4];[.E1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4]&gt;=[標準值.$B$4];[.E1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5]&gt;=[標準值.$B$4];[.E1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6]&gt;=[標準值.$B$4];[.E1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7]&gt;=[標準值.$B$4];[.E1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8]&gt;=[標準值.$B$4];[.E1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9]&gt;=[標準值.$B$4];[.E1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0]&gt;=[標準值.$B$4];[.E1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1]&gt;=[標準值.$B$4];[.E1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2]&gt;=[標準值.$B$4];[.E1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3]&gt;=[標準值.$B$4];[.E1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4]&gt;=[標準值.$B$4];[.E1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5]&gt;=[標準值.$B$4];[.E1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6]&gt;=[標準值.$B$4];[.E1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7]&gt;=[標準值.$B$4];[.E1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8]&gt;=[標準值.$B$4];[.E1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9]&gt;=[標準值.$B$4];[.E1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0]&gt;=[標準值.$B$4];[.E1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1]&gt;=[標準值.$B$4];[.E1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2]&gt;=[標準值.$B$4];[.E1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3]&gt;=[標準值.$B$4];[.E1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4]&gt;=[標準值.$B$4];[.E1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5]&gt;=[標準值.$B$4];[.E1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6]&gt;=[標準值.$B$4];[.E1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7]&gt;=[標準值.$B$4];[.E1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8]&gt;=[標準值.$B$4];[.E1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9]&gt;=[標準值.$B$4];[.E1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0]&gt;=[標準值.$B$4];[.E1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1]&gt;=[標準值.$B$4];[.E1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2]&gt;=[標準值.$B$4];[.E1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3]&gt;=[標準值.$B$4];[.E1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4]&gt;=[標準值.$B$4];[.E1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5]&gt;=[標準值.$B$4];[.E1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6]&gt;=[標準值.$B$4];[.E1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7]&gt;=[標準值.$B$4];[.E1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8]&gt;=[標準值.$B$4];[.E1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9]&gt;=[標準值.$B$4];[.E1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0]&gt;=[標準值.$B$4];[.E1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1]&gt;=[標準值.$B$4];[.E1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2]&gt;=[標準值.$B$4];[.E1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3]&gt;=[標準值.$B$4];[.E1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4]&gt;=[標準值.$B$4];[.E1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5]&gt;=[標準值.$B$4];[.E1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6]&gt;=[標準值.$B$4];[.E1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7]&gt;=[標準值.$B$4];[.E1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8]&gt;=[標準值.$B$4];[.E1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9]&gt;=[標準值.$B$4];[.E1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0]&gt;=[標準值.$B$4];[.E2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1]&gt;=[標準值.$B$4];[.E2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2]&gt;=[標準值.$B$4];[.E2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3]&gt;=[標準值.$B$4];[.E2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4]&gt;=[標準值.$B$4];[.E2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5]&gt;=[標準值.$B$4];[.E2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6]&gt;=[標準值.$B$4];[.E2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7]&gt;=[標準值.$B$4];[.E2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8]&gt;=[標準值.$B$4];[.E2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9]&gt;=[標準值.$B$4];[.E2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0]&gt;=[標準值.$B$4];[.E2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1]&gt;=[標準值.$B$4];[.E2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2]&gt;=[標準值.$B$4];[.E2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3]&gt;=[標準值.$B$4];[.E2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4]&gt;=[標準值.$B$4];[.E2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5]&gt;=[標準值.$B$4];[.E2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6]&gt;=[標準值.$B$4];[.E2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7]&gt;=[標準值.$B$4];[.E2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8]&gt;=[標準值.$B$4];[.E2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9]&gt;=[標準值.$B$4];[.E2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0]&gt;=[標準值.$B$4];[.E2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1]&gt;=[標準值.$B$4];[.E2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2]&gt;=[標準值.$B$4];[.E2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3]&gt;=[標準值.$B$4];[.E2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4]&gt;=[標準值.$B$4];[.E2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5]&gt;=[標準值.$B$4];[.E2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6]&gt;=[標準值.$B$4];[.E2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7]&gt;=[標準值.$B$4];[.E2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8]&gt;=[標準值.$B$4];[.E2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9]&gt;=[標準值.$B$4];[.E2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0]&gt;=[標準值.$B$4];[.E2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1]&gt;=[標準值.$B$4];[.E2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2]&gt;=[標準值.$B$4];[.E2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3]&gt;=[標準值.$B$4];[.E2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4]&gt;=[標準值.$B$4];[.E2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5]&gt;=[標準值.$B$4];[.E2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6]&gt;=[標準值.$B$4];[.E2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7]&gt;=[標準值.$B$4];[.E2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8]&gt;=[標準值.$B$4];[.E2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9]&gt;=[標準值.$B$4];[.E2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0]&gt;=[標準值.$B$4];[.E2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1]&gt;=[標準值.$B$4];[.E2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2]&gt;=[標準值.$B$4];[.E2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3]&gt;=[標準值.$B$4];[.E2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4]&gt;=[標準值.$B$4];[.E2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5]&gt;=[標準值.$B$4];[.E2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6]&gt;=[標準值.$B$4];[.E2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7]&gt;=[標準值.$B$4];[.E2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8]&gt;=[標準值.$B$4];[.E2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9]&gt;=[標準值.$B$4];[.E2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0]&gt;=[標準值.$B$4];[.E2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1]&gt;=[標準值.$B$4];[.E2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2]&gt;=[標準值.$B$4];[.E2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3]&gt;=[標準值.$B$4];[.E2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4]&gt;=[標準值.$B$4];[.E2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5]&gt;=[標準值.$B$4];[.E2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6]&gt;=[標準值.$B$4];[.E2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7]&gt;=[標準值.$B$4];[.E2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8]&gt;=[標準值.$B$4];[.E2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9]&gt;=[標準值.$B$4];[.E2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0]&gt;=[標準值.$B$4];[.E2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1]&gt;=[標準值.$B$4];[.E2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2]&gt;=[標準值.$B$4];[.E2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3]&gt;=[標準值.$B$4];[.E2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4]&gt;=[標準值.$B$4];[.E2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5]&gt;=[標準值.$B$4];[.E2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6]&gt;=[標準值.$B$4];[.E2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7]&gt;=[標準值.$B$4];[.E2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8]&gt;=[標準值.$B$4];[.E2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9]&gt;=[標準值.$B$4];[.E2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0]&gt;=[標準值.$B$4];[.E2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1]&gt;=[標準值.$B$4];[.E2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2]&gt;=[標準值.$B$4];[.E2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3]&gt;=[標準值.$B$4];[.E2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4]&gt;=[標準值.$B$4];[.E2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5]&gt;=[標準值.$B$4];[.E2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6]&gt;=[標準值.$B$4];[.E2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7]&gt;=[標準值.$B$4];[.E2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8]&gt;=[標準值.$B$4];[.E2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9]&gt;=[標準值.$B$4];[.E2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0]&gt;=[標準值.$B$4];[.E2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1]&gt;=[標準值.$B$4];[.E2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2]&gt;=[標準值.$B$4];[.E2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3]&gt;=[標準值.$B$4];[.E2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4]&gt;=[標準值.$B$4];[.E2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5]&gt;=[標準值.$B$4];[.E2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6]&gt;=[標準值.$B$4];[.E2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7]&gt;=[標準值.$B$4];[.E2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8]&gt;=[標準值.$B$4];[.E2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9]&gt;=[標準值.$B$4];[.E2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0]&gt;=[標準值.$B$4];[.E2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1]&gt;=[標準值.$B$4];[.E2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2]&gt;=[標準值.$B$4];[.E2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3]&gt;=[標準值.$B$4];[.E2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4]&gt;=[標準值.$B$4];[.E2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5]&gt;=[標準值.$B$4];[.E2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6]&gt;=[標準值.$B$4];[.E2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7]&gt;=[標準值.$B$4];[.E2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8]&gt;=[標準值.$B$4];[.E2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9]&gt;=[標準值.$B$4];[.E2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0]&gt;=[標準值.$B$4];[.E3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1]&gt;=[標準值.$B$4];[.E3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2]&gt;=[標準值.$B$4];[.E3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3]&gt;=[標準值.$B$4];[.E3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4]&gt;=[標準值.$B$4];[.E3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5]&gt;=[標準值.$B$4];[.E3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6]&gt;=[標準值.$B$4];[.E3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7]&gt;=[標準值.$B$4];[.E3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8]&gt;=[標準值.$B$4];[.E3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9]&gt;=[標準值.$B$4];[.E3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0]&gt;=[標準值.$B$4];[.E3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1]&gt;=[標準值.$B$4];[.E3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2]&gt;=[標準值.$B$4];[.E3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3]&gt;=[標準值.$B$4];[.E3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4]&gt;=[標準值.$B$4];[.E3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5]&gt;=[標準值.$B$4];[.E3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6]&gt;=[標準值.$B$4];[.E3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7]&gt;=[標準值.$B$4];[.E3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8]&gt;=[標準值.$B$4];[.E3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9]&gt;=[標準值.$B$4];[.E3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0]&gt;=[標準值.$B$4];[.E3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1]&gt;=[標準值.$B$4];[.E3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2]&gt;=[標準值.$B$4];[.E3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3]&gt;=[標準值.$B$4];[.E3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4]&gt;=[標準值.$B$4];[.E3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5]&gt;=[標準值.$B$4];[.E3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6]&gt;=[標準值.$B$4];[.E3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7]&gt;=[標準值.$B$4];[.E3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8]&gt;=[標準值.$B$4];[.E3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9]&gt;=[標準值.$B$4];[.E3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0]&gt;=[標準值.$B$4];[.E3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1]&gt;=[標準值.$B$4];[.E3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2]&gt;=[標準值.$B$4];[.E3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3]&gt;=[標準值.$B$4];[.E3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4]&gt;=[標準值.$B$4];[.E3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5]&gt;=[標準值.$B$4];[.E3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6]&gt;=[標準值.$B$4];[.E3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7]&gt;=[標準值.$B$4];[.E3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8]&gt;=[標準值.$B$4];[.E3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9]&gt;=[標準值.$B$4];[.E3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0]&gt;=[標準值.$B$4];[.E3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1]&gt;=[標準值.$B$4];[.E3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2]&gt;=[標準值.$B$4];[.E3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3]&gt;=[標準值.$B$4];[.E3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4]&gt;=[標準值.$B$4];[.E3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5]&gt;=[標準值.$B$4];[.E3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6]&gt;=[標準值.$B$4];[.E3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7]&gt;=[標準值.$B$4];[.E3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8]&gt;=[標準值.$B$4];[.E3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9]&gt;=[標準值.$B$4];[.E3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0]&gt;=[標準值.$B$4];[.E3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1]&gt;=[標準值.$B$4];[.E3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2]&gt;=[標準值.$B$4];[.E3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3]&gt;=[標準值.$B$4];[.E3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4]&gt;=[標準值.$B$4];[.E3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5]&gt;=[標準值.$B$4];[.E3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6]&gt;=[標準值.$B$4];[.E3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7]&gt;=[標準值.$B$4];[.E3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8]&gt;=[標準值.$B$4];[.E3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9]&gt;=[標準值.$B$4];[.E3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0]&gt;=[標準值.$B$4];[.E3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1]&gt;=[標準值.$B$4];[.E3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2]&gt;=[標準值.$B$4];[.E3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3]&gt;=[標準值.$B$4];[.E3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4]&gt;=[標準值.$B$4];[.E3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5]&gt;=[標準值.$B$4];[.E3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6]&gt;=[標準值.$B$4];[.E3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7]&gt;=[標準值.$B$4];[.E3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8]&gt;=[標準值.$B$4];[.E3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9]&gt;=[標準值.$B$4];[.E3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0]&gt;=[標準值.$B$4];[.E3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1]&gt;=[標準值.$B$4];[.E3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2]&gt;=[標準值.$B$4];[.E3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3]&gt;=[標準值.$B$4];[.E3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4]&gt;=[標準值.$B$4];[.E3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5]&gt;=[標準值.$B$4];[.E3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6]&gt;=[標準值.$B$4];[.E3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7]&gt;=[標準值.$B$4];[.E3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8]&gt;=[標準值.$B$4];[.E3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9]&gt;=[標準值.$B$4];[.E3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0]&gt;=[標準值.$B$4];[.E3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1]&gt;=[標準值.$B$4];[.E3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2]&gt;=[標準值.$B$4];[.E3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3]&gt;=[標準值.$B$4];[.E3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4]&gt;=[標準值.$B$4];[.E3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5]&gt;=[標準值.$B$4];[.E3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6]&gt;=[標準值.$B$4];[.E3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7]&gt;=[標準值.$B$4];[.E3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8]&gt;=[標準值.$B$4];[.E3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9]&gt;=[標準值.$B$4];[.E3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0]&gt;=[標準值.$B$4];[.E3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1]&gt;=[標準值.$B$4];[.E3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2]&gt;=[標準值.$B$4];[.E3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3]&gt;=[標準值.$B$4];[.E3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4]&gt;=[標準值.$B$4];[.E3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5]&gt;=[標準值.$B$4];[.E3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6]&gt;=[標準值.$B$4];[.E3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7]&gt;=[標準值.$B$4];[.E3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8]&gt;=[標準值.$B$4];[.E3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9]&gt;=[標準值.$B$4];[.E3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0]&gt;=[標準值.$B$4];[.E4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1]&gt;=[標準值.$B$4];[.E4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2]&gt;=[標準值.$B$4];[.E4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3]&gt;=[標準值.$B$4];[.E4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4]&gt;=[標準值.$B$4];[.E4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5]&gt;=[標準值.$B$4];[.E4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6]&gt;=[標準值.$B$4];[.E4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7]&gt;=[標準值.$B$4];[.E4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8]&gt;=[標準值.$B$4];[.E4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9]&gt;=[標準值.$B$4];[.E4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0]&gt;=[標準值.$B$4];[.E4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1]&gt;=[標準值.$B$4];[.E4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2]&gt;=[標準值.$B$4];[.E4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3]&gt;=[標準值.$B$4];[.E4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4]&gt;=[標準值.$B$4];[.E4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5]&gt;=[標準值.$B$4];[.E4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6]&gt;=[標準值.$B$4];[.E4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7]&gt;=[標準值.$B$4];[.E4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8]&gt;=[標準值.$B$4];[.E4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9]&gt;=[標準值.$B$4];[.E4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0]&gt;=[標準值.$B$4];[.E4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1]&gt;=[標準值.$B$4];[.E4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2]&gt;=[標準值.$B$4];[.E4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3]&gt;=[標準值.$B$4];[.E4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4]&gt;=[標準值.$B$4];[.E4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5]&gt;=[標準值.$B$4];[.E4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6]&gt;=[標準值.$B$4];[.E4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7]&gt;=[標準值.$B$4];[.E4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8]&gt;=[標準值.$B$4];[.E4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9]&gt;=[標準值.$B$4];[.E4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0]&gt;=[標準值.$B$4];[.E4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1]&gt;=[標準值.$B$4];[.E4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2]&gt;=[標準值.$B$4];[.E4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3]&gt;=[標準值.$B$4];[.E4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4]&gt;=[標準值.$B$4];[.E4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5]&gt;=[標準值.$B$4];[.E4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6]&gt;=[標準值.$B$4];[.E4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7]&gt;=[標準值.$B$4];[.E4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8]&gt;=[標準值.$B$4];[.E4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9]&gt;=[標準值.$B$4];[.E4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0]&gt;=[標準值.$B$4];[.E4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1]&gt;=[標準值.$B$4];[.E4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2]&gt;=[標準值.$B$4];[.E4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3]&gt;=[標準值.$B$4];[.E4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4]&gt;=[標準值.$B$4];[.E4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5]&gt;=[標準值.$B$4];[.E4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6]&gt;=[標準值.$B$4];[.E4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7]&gt;=[標準值.$B$4];[.E4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8]&gt;=[標準值.$B$4];[.E4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9]&gt;=[標準值.$B$4];[.E4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0]&gt;=[標準值.$B$4];[.E4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1]&gt;=[標準值.$B$4];[.E4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2]&gt;=[標準值.$B$4];[.E4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3]&gt;=[標準值.$B$4];[.E4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4]&gt;=[標準值.$B$4];[.E4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5]&gt;=[標準值.$B$4];[.E4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6]&gt;=[標準值.$B$4];[.E4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7]&gt;=[標準值.$B$4];[.E4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8]&gt;=[標準值.$B$4];[.E4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9]&gt;=[標準值.$B$4];[.E4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0]&gt;=[標準值.$B$4];[.E4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1]&gt;=[標準值.$B$4];[.E4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2]&gt;=[標準值.$B$4];[.E4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3]&gt;=[標準值.$B$4];[.E4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4]&gt;=[標準值.$B$4];[.E4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5]&gt;=[標準值.$B$4];[.E4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6]&gt;=[標準值.$B$4];[.E4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7]&gt;=[標準值.$B$4];[.E4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8]&gt;=[標準值.$B$4];[.E4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9]&gt;=[標準值.$B$4];[.E4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0]&gt;=[標準值.$B$4];[.E4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1]&gt;=[標準值.$B$4];[.E4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2]&gt;=[標準值.$B$4];[.E4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3]&gt;=[標準值.$B$4];[.E4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4]&gt;=[標準值.$B$4];[.E4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5]&gt;=[標準值.$B$4];[.E4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6]&gt;=[標準值.$B$4];[.E4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7]&gt;=[標準值.$B$4];[.E4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8]&gt;=[標準值.$B$4];[.E4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9]&gt;=[標準值.$B$4];[.E4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0]&gt;=[標準值.$B$4];[.E4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1]&gt;=[標準值.$B$4];[.E4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2]&gt;=[標準值.$B$4];[.E4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3]&gt;=[標準值.$B$4];[.E4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4]&gt;=[標準值.$B$4];[.E4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5]&gt;=[標準值.$B$4];[.E4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6]&gt;=[標準值.$B$4];[.E4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7]&gt;=[標準值.$B$4];[.E4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8]&gt;=[標準值.$B$4];[.E4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9]&gt;=[標準值.$B$4];[.E4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0]&gt;=[標準值.$B$4];[.E4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1]&gt;=[標準值.$B$4];[.E4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2]&gt;=[標準值.$B$4];[.E4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3]&gt;=[標準值.$B$4];[.E4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4]&gt;=[標準值.$B$4];[.E4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5]&gt;=[標準值.$B$4];[.E4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6]&gt;=[標準值.$B$4];[.E4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7]&gt;=[標準值.$B$4];[.E4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8]&gt;=[標準值.$B$4];[.E4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9]&gt;=[標準值.$B$4];[.E4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0]&gt;=[標準值.$B$4];[.E5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1]&gt;=[標準值.$B$4];[.E5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2]&gt;=[標準值.$B$4];[.E5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3]&gt;=[標準值.$B$4];[.E5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4]&gt;=[標準值.$B$4];[.E5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5]&gt;=[標準值.$B$4];[.E5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6]&gt;=[標準值.$B$4];[.E5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7]&gt;=[標準值.$B$4];[.E5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8]&gt;=[標準值.$B$4];[.E5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9]&gt;=[標準值.$B$4];[.E5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0]&gt;=[標準值.$B$4];[.E5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1]&gt;=[標準值.$B$4];[.E5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2]&gt;=[標準值.$B$4];[.E5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3]&gt;=[標準值.$B$4];[.E5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4]&gt;=[標準值.$B$4];[.E5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5]&gt;=[標準值.$B$4];[.E5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6]&gt;=[標準值.$B$4];[.E5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7]&gt;=[標準值.$B$4];[.E5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8]&gt;=[標準值.$B$4];[.E5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9]&gt;=[標準值.$B$4];[.E5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0]&gt;=[標準值.$B$4];[.E5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1]&gt;=[標準值.$B$4];[.E5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2]&gt;=[標準值.$B$4];[.E5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3]&gt;=[標準值.$B$4];[.E5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4]&gt;=[標準值.$B$4];[.E5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5]&gt;=[標準值.$B$4];[.E5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6]&gt;=[標準值.$B$4];[.E5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7]&gt;=[標準值.$B$4];[.E5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8]&gt;=[標準值.$B$4];[.E5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9]&gt;=[標準值.$B$4];[.E5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0]&gt;=[標準值.$B$4];[.E5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1]&gt;=[標準值.$B$4];[.E5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2]&gt;=[標準值.$B$4];[.E5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3]&gt;=[標準值.$B$4];[.E5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4]&gt;=[標準值.$B$4];[.E5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5]&gt;=[標準值.$B$4];[.E5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6]&gt;=[標準值.$B$4];[.E5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7]&gt;=[標準值.$B$4];[.E5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8]&gt;=[標準值.$B$4];[.E5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9]&gt;=[標準值.$B$4];[.E5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0]&gt;=[標準值.$B$4];[.E5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1]&gt;=[標準值.$B$4];[.E5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2]&gt;=[標準值.$B$4];[.E5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3]&gt;=[標準值.$B$4];[.E5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4]&gt;=[標準值.$B$4];[.E5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5]&gt;=[標準值.$B$4];[.E5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6]&gt;=[標準值.$B$4];[.E5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7]&gt;=[標準值.$B$4];[.E5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8]&gt;=[標準值.$B$4];[.E5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9]&gt;=[標準值.$B$4];[.E5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0]&gt;=[標準值.$B$4];[.E5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1]&gt;=[標準值.$B$4];[.E5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2]&gt;=[標準值.$B$4];[.E5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3]&gt;=[標準值.$B$4];[.E5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4]&gt;=[標準值.$B$4];[.E5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5]&gt;=[標準值.$B$4];[.E5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6]&gt;=[標準值.$B$4];[.E5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7]&gt;=[標準值.$B$4];[.E5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8]&gt;=[標準值.$B$4];[.E5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9]&gt;=[標準值.$B$4];[.E5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0]&gt;=[標準值.$B$4];[.E5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1]&gt;=[標準值.$B$4];[.E5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2]&gt;=[標準值.$B$4];[.E5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3]&gt;=[標準值.$B$4];[.E5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4]&gt;=[標準值.$B$4];[.E5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5]&gt;=[標準值.$B$4];[.E5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6]&gt;=[標準值.$B$4];[.E5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7]&gt;=[標準值.$B$4];[.E5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8]&gt;=[標準值.$B$4];[.E5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9]&gt;=[標準值.$B$4];[.E5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0]&gt;=[標準值.$B$4];[.E5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1]&gt;=[標準值.$B$4];[.E5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2]&gt;=[標準值.$B$4];[.E5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3]&gt;=[標準值.$B$4];[.E5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4]&gt;=[標準值.$B$4];[.E5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5]&gt;=[標準值.$B$4];[.E5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6]&gt;=[標準值.$B$4];[.E5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7]&gt;=[標準值.$B$4];[.E5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8]&gt;=[標準值.$B$4];[.E5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9]&gt;=[標準值.$B$4];[.E5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0]&gt;=[標準值.$B$4];[.E5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1]&gt;=[標準值.$B$4];[.E5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2]&gt;=[標準值.$B$4];[.E5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3]&gt;=[標準值.$B$4];[.E5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4]&gt;=[標準值.$B$4];[.E5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5]&gt;=[標準值.$B$4];[.E5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6]&gt;=[標準值.$B$4];[.E5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7]&gt;=[標準值.$B$4];[.E5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8]&gt;=[標準值.$B$4];[.E5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9]&gt;=[標準值.$B$4];[.E5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0]&gt;=[標準值.$B$4];[.E5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1]&gt;=[標準值.$B$4];[.E5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2]&gt;=[標準值.$B$4];[.E5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3]&gt;=[標準值.$B$4];[.E5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4]&gt;=[標準值.$B$4];[.E5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5]&gt;=[標準值.$B$4];[.E5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6]&gt;=[標準值.$B$4];[.E5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7]&gt;=[標準值.$B$4];[.E5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8]&gt;=[標準值.$B$4];[.E5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9]&gt;=[標準值.$B$4];[.E5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0]&gt;=[標準值.$B$4];[.E6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1]&gt;=[標準值.$B$4];[.E6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2]&gt;=[標準值.$B$4];[.E6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3]&gt;=[標準值.$B$4];[.E6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4]&gt;=[標準值.$B$4];[.E6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5]&gt;=[標準值.$B$4];[.E6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6]&gt;=[標準值.$B$4];[.E6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7]&gt;=[標準值.$B$4];[.E6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8]&gt;=[標準值.$B$4];[.E6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9]&gt;=[標準值.$B$4];[.E6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0]&gt;=[標準值.$B$4];[.E6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1]&gt;=[標準值.$B$4];[.E6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2]&gt;=[標準值.$B$4];[.E6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3]&gt;=[標準值.$B$4];[.E6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4]&gt;=[標準值.$B$4];[.E6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5]&gt;=[標準值.$B$4];[.E6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6]&gt;=[標準值.$B$4];[.E6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7]&gt;=[標準值.$B$4];[.E6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8]&gt;=[標準值.$B$4];[.E6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9]&gt;=[標準值.$B$4];[.E6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0]&gt;=[標準值.$B$4];[.E6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1]&gt;=[標準值.$B$4];[.E6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2]&gt;=[標準值.$B$4];[.E6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3]&gt;=[標準值.$B$4];[.E6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4]&gt;=[標準值.$B$4];[.E6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5]&gt;=[標準值.$B$4];[.E6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6]&gt;=[標準值.$B$4];[.E6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7]&gt;=[標準值.$B$4];[.E6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8]&gt;=[標準值.$B$4];[.E6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9]&gt;=[標準值.$B$4];[.E6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0]&gt;=[標準值.$B$4];[.E6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1]&gt;=[標準值.$B$4];[.E6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2]&gt;=[標準值.$B$4];[.E6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3]&gt;=[標準值.$B$4];[.E6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4]&gt;=[標準值.$B$4];[.E6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5]&gt;=[標準值.$B$4];[.E6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6]&gt;=[標準值.$B$4];[.E6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7]&gt;=[標準值.$B$4];[.E6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8]&gt;=[標準值.$B$4];[.E6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9]&gt;=[標準值.$B$4];[.E6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0]&gt;=[標準值.$B$4];[.E6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1]&gt;=[標準值.$B$4];[.E6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2]&gt;=[標準值.$B$4];[.E6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3]&gt;=[標準值.$B$4];[.E6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4]&gt;=[標準值.$B$4];[.E6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5]&gt;=[標準值.$B$4];[.E6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6]&gt;=[標準值.$B$4];[.E6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7]&gt;=[標準值.$B$4];[.E6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8]&gt;=[標準值.$B$4];[.E6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9]&gt;=[標準值.$B$4];[.E6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0]&gt;=[標準值.$B$4];[.E6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1]&gt;=[標準值.$B$4];[.E6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2]&gt;=[標準值.$B$4];[.E6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3]&gt;=[標準值.$B$4];[.E6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4]&gt;=[標準值.$B$4];[.E6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5]&gt;=[標準值.$B$4];[.E6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6]&gt;=[標準值.$B$4];[.E6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7]&gt;=[標準值.$B$4];[.E6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8]&gt;=[標準值.$B$4];[.E6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9]&gt;=[標準值.$B$4];[.E6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0]&gt;=[標準值.$B$4];[.E6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1]&gt;=[標準值.$B$4];[.E6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2]&gt;=[標準值.$B$4];[.E6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3]&gt;=[標準值.$B$4];[.E6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4]&gt;=[標準值.$B$4];[.E6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5]&gt;=[標準值.$B$4];[.E6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6]&gt;=[標準值.$B$4];[.E6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7]&gt;=[標準值.$B$4];[.E6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8]&gt;=[標準值.$B$4];[.E6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9]&gt;=[標準值.$B$4];[.E6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0]&gt;=[標準值.$B$4];[.E6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1]&gt;=[標準值.$B$4];[.E6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2]&gt;=[標準值.$B$4];[.E6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3]&gt;=[標準值.$B$4];[.E6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4]&gt;=[標準值.$B$4];[.E6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5]&gt;=[標準值.$B$4];[.E6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6]&gt;=[標準值.$B$4];[.E6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7]&gt;=[標準值.$B$4];[.E6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8]&gt;=[標準值.$B$4];[.E6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9]&gt;=[標準值.$B$4];[.E6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0]&gt;=[標準值.$B$4];[.E6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1]&gt;=[標準值.$B$4];[.E6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2]&gt;=[標準值.$B$4];[.E6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3]&gt;=[標準值.$B$4];[.E6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4]&gt;=[標準值.$B$4];[.E6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5]&gt;=[標準值.$B$4];[.E6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6]&gt;=[標準值.$B$4];[.E6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7]&gt;=[標準值.$B$4];[.E6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8]&gt;=[標準值.$B$4];[.E6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9]&gt;=[標準值.$B$4];[.E6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0]&gt;=[標準值.$B$4];[.E6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1]&gt;=[標準值.$B$4];[.E6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2]&gt;=[標準值.$B$4];[.E6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3]&gt;=[標準值.$B$4];[.E6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4]&gt;=[標準值.$B$4];[.E6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5]&gt;=[標準值.$B$4];[.E6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6]&gt;=[標準值.$B$4];[.E6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7]&gt;=[標準值.$B$4];[.E6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8]&gt;=[標準值.$B$4];[.E6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9]&gt;=[標準值.$B$4];[.E6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0]&gt;=[標準值.$B$4];[.E7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1]&gt;=[標準值.$B$4];[.E7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2]&gt;=[標準值.$B$4];[.E7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3]&gt;=[標準值.$B$4];[.E7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4]&gt;=[標準值.$B$4];[.E7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5]&gt;=[標準值.$B$4];[.E7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6]&gt;=[標準值.$B$4];[.E7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7]&gt;=[標準值.$B$4];[.E7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8]&gt;=[標準值.$B$4];[.E7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9]&gt;=[標準值.$B$4];[.E7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0]&gt;=[標準值.$B$4];[.E7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1]&gt;=[標準值.$B$4];[.E7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2]&gt;=[標準值.$B$4];[.E7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3]&gt;=[標準值.$B$4];[.E7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4]&gt;=[標準值.$B$4];[.E7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5]&gt;=[標準值.$B$4];[.E7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6]&gt;=[標準值.$B$4];[.E7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7]&gt;=[標準值.$B$4];[.E7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8]&gt;=[標準值.$B$4];[.E7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9]&gt;=[標準值.$B$4];[.E7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20]&gt;=[標準值.$B$4];[.E720]&lt;=[標準值.$C$4]);1;0)" office:value-type="float" office:value="0">
            <text:p>0</text:p>
          </table:table-cell>
          <table:table-cell table:number-columns-repeated="241"/>
        </table:table-row>
        <table:table-row table:style-name="ro8" table:number-rows-repeated="64815">
          <table:table-cell table:number-columns-repeated="258"/>
        </table:table-row>
        <table:table-row table:style-name="ro8">
          <table:table-cell table:number-columns-repeated="258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B2 基礎健康紀錄表.B1:基礎健康紀錄表.B1 基礎健康紀錄表.B3:基礎健康紀錄表.B34 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3">2011/08/13</text:date>, <text:time>07:55:3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8-24T13:59:51</meta:creation-date>
    <dc:date>2011-08-13T07:55:29.37</dc:date>
    <dc:language>en-US</dc:language>
    <meta:editing-cycles>64</meta:editing-cycles>
    <meta:editing-duration>PT20H23S</meta:editing-duration>
    <dc:creator>稜剛 張簡</dc:creator>
    <meta:document-statistic meta:table-count="4" meta:cell-count="193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2:基礎健康紀錄表.B2 基礎健康紀錄表.B1:基礎健康紀錄表.E34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7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8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9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脈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4">2010/8/23</text:p>
              </table:table-cell>
              <table:table-cell office:value-type="float" office:value="85">
                <text:p text:id="基礎健康紀錄表.C2:基礎健康紀錄表.C34">85</text:p>
              </table:table-cell>
              <table:table-cell office:value-type="float" office:value="85">
                <text:p text:id="基礎健康紀錄表.D2:基礎健康紀錄表.D34">85</text:p>
              </table:table-cell>
              <table:table-cell office:value-type="float" office:value="50">
                <text:p text:id="基礎健康紀錄表.E2:基礎健康紀錄表.E34">50</text:p>
              </table:table-cell>
              <table:table-cell office:value-type="float" office:value="135">
                <text:p text:id="基礎健康紀錄表.B2:基礎健康紀錄表.B34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